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2.30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border="0.002cm solid #000000"/>
    </style:style>
    <style:style style:name="ce3" style:family="table-cell" style:parent-style-name="Default" style:data-style-name="N106"/>
    <style:style style:name="ce4" style:family="table-cell" style:parent-style-name="Default" style:data-style-name="N106">
      <style:table-cell-properties fo:border="0.002cm solid #000000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 style:data-style-name="N0"/>
    <style:style style:name="ce12" style:family="table-cell" style:parent-style-name="Default" style:data-style-name="N106">
      <style:table-cell-properties fo:border-bottom="0.002cm solid #000000" fo:border-left="none" fo:border-right="none" fo:border-top="none"/>
    </style:style>
    <style:style style:name="ce13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 style:data-style-name="N107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06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106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/>
    </style:style>
  </office:automatic-styles>
  <office:body>
    <office:spreadsheet>
      <table:table table:name="Эксп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number-columns-repeated="9"/>
          <table:table-cell office:value-type="string">
            <text:p>lamda</text:p>
          </table:table-cell>
          <table:table-cell/>
          <table:table-cell office:value-type="string">
            <text:p>dlambda</text:p>
          </table:table-cell>
          <table:table-cell office:value-type="string">
            <text:p>Lam — 1/lam^2</text:p>
          </table:table-cell>
          <table:table-cell office:value-type="string">
            <text:p>d(Lam — 1/lam^2)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-m<text:span text:style-name="T1">(</text:span>одного<text:span text:style-name="T1">)</text:span></text:p>
          </table:table-cell>
          <table:table-cell office:value-type="string">
            <text:p>m</text:p>
          </table:table-cell>
          <table:table-cell table:style-name="ce2" office:value-type="string">
            <text:p>f</text:p>
          </table:table-cell>
          <table:table-cell table:style-name="ce4" office:value-type="string">
            <text:p>l</text:p>
          </table:table-cell>
          <table:table-cell office:value-type="string">
            <text:p>dm(одного)</text:p>
          </table:table-cell>
          <table:table-cell office:value-type="string">
            <text:p>n</text:p>
          </table:table-cell>
          <table:table-cell table:style-name="ce6" office:value-type="string">
            <text:p>dm</text:p>
          </table:table-cell>
          <table:table-cell office:value-type="string">
            <text:p>-m<text:span text:style-name="T1">(</text:span>сумма<text:span text:style-name="T1">)</text:span></text:p>
          </table:table-cell>
          <table:table-cell table:style-name="ce7" office:value-type="string">
            <text:p>dl</text:p>
          </table:table-cell>
          <table:table-cell/>
          <table:table-cell office:value-type="string">
            <text:p>df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г</text:p>
          </table:table-cell>
          <table:table-cell office:value-type="string">
            <text:p>г</text:p>
          </table:table-cell>
          <table:table-cell table:style-name="ce2" office:value-type="string">
            <text:p>Н</text:p>
          </table:table-cell>
          <table:table-cell table:style-name="ce4" office:value-type="string">
            <text:p>см</text:p>
          </table:table-cell>
          <table:table-cell office:value-type="string">
            <text:p>г</text:p>
          </table:table-cell>
          <table:table-cell office:value-type="string">
            <text:p>г</text:p>
          </table:table-cell>
          <table:table-cell table:style-name="ce6" office:value-type="string">
            <text:p>г</text:p>
          </table:table-cell>
          <table:table-cell office:value-type="string">
            <text:p>г</text:p>
          </table:table-cell>
          <table:table-cell table:style-name="ce7" office:value-type="string">
            <text:p>см</text:p>
          </table:table-cell>
          <table:table-cell/>
          <table:table-cell office:value-type="string">
            <text:p>мН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table:formula="of:=[.H$12]-[.H5]" office:value-type="float" office:value="1432">
            <text:p>1432</text:p>
          </table:table-cell>
          <table:table-cell table:style-name="ce2" table:formula="of:=[.B5]*9.81*0.001" office:value-type="float" office:value="14.04792">
            <text:p>14,048</text:p>
          </table:table-cell>
          <table:table-cell table:style-name="ce4" office:value-type="float" office:value="19.2">
            <text:p>19,2</text:p>
          </table:table-cell>
          <table:table-cell office:value-type="float" office:value="0.05">
            <text:p>0,05</text:p>
          </table:table-cell>
          <table:table-cell office:value-type="float" office:value="7">
            <text:p>7</text:p>
          </table:table-cell>
          <table:table-cell table:style-name="ce6" table:formula="of:=SQRT([.F5])*[.E$5]" office:value-type="float" office:value="0.13228756555323">
            <text:p>0,13</text:p>
          </table:table-cell>
          <table:table-cell office:value-type="float" office:value="0">
            <text:p>0</text:p>
          </table:table-cell>
          <table:table-cell table:style-name="ce7" office:value-type="float" office:value="0.05">
            <text:p>0,05</text:p>
          </table:table-cell>
          <table:table-cell table:formula="of:=[.D5]/[.D$12]" office:value-type="float" office:value="1.95918367346939">
            <text:p>1,959</text:p>
          </table:table-cell>
          <table:table-cell table:style-name="ce1" table:formula="of:=[.C5]*0.001" office:value-type="float" office:value="0.01404792">
            <text:p>0,014</text:p>
          </table:table-cell>
          <table:table-cell table:formula="of:=SQRT((0.05/[.D$12])^2 + (0.05/[.D5])^2)*[.J5]" office:value-type="float" office:value="0.0112226351278361">
            <text:p>0,011</text:p>
          </table:table-cell>
          <table:table-cell table:formula="of:=[.J5]-1/([.J5])^2" office:value-type="float" office:value="1.69865849985828">
            <text:p>1,699</text:p>
          </table:table-cell>
          <table:table-cell table:formula="of:=SQRT([.L5]^2+(2*[.L5]/([.J5])^3)^2)" office:value-type="float" office:value="0.0116127481561496">
            <text:p>0,012</text:p>
          </table:table-cell>
        </table:table-row>
        <table:table-row table:style-name="ro2">
          <table:table-cell office:value-type="float" office:value="71.4">
            <text:p>71,4</text:p>
          </table:table-cell>
          <table:table-cell table:formula="of:=[.H$12]-[.H6]" office:value-type="float" office:value="1360.6">
            <text:p>1360,6</text:p>
          </table:table-cell>
          <table:table-cell table:style-name="ce2" table:formula="of:=[.B6]*9.81*0.001" office:value-type="float" office:value="13.347486">
            <text:p>13,347</text:p>
          </table:table-cell>
          <table:table-cell table:style-name="ce4" office:value-type="float" office:value="18.9">
            <text:p>18,9</text:p>
          </table:table-cell>
          <table:table-cell/>
          <table:table-cell office:value-type="float" office:value="6">
            <text:p>6</text:p>
          </table:table-cell>
          <table:table-cell table:style-name="ce6" table:formula="of:=SQRT([.F6])*[.E$5]" office:value-type="float" office:value="0.122474487139159">
            <text:p>0,12</text:p>
          </table:table-cell>
          <table:table-cell table:formula="of:=SUM([.A$5:.A6])" office:value-type="float" office:value="71.4">
            <text:p>71,4</text:p>
          </table:table-cell>
          <table:table-cell table:style-name="ce7" office:value-type="float" office:value="0.05">
            <text:p>0,05</text:p>
          </table:table-cell>
          <table:table-cell table:formula="of:=[.D6]/[.D$12]" office:value-type="float" office:value="1.92857142857143">
            <text:p>1,929</text:p>
          </table:table-cell>
          <table:table-cell table:style-name="ce1" table:formula="of:=[.C6]*0.001" office:value-type="float" office:value="0.013347486">
            <text:p>0,013</text:p>
          </table:table-cell>
          <table:table-cell table:formula="of:=SQRT((0.05/[.D$12])^2 + (0.05/[.D6])^2)*[.J6]" office:value-type="float" office:value="0.0110837509662868">
            <text:p>0,011</text:p>
          </table:table-cell>
          <table:table-cell table:formula="of:=[.J6]-1/([.J6])^2" office:value-type="float" office:value="1.65970997452479">
            <text:p>1,660</text:p>
          </table:table-cell>
          <table:table-cell table:formula="of:=SQRT([.L6]^2+(2*[.L6]/([.J6])^3)^2)" office:value-type="float" office:value="0.0115065147725975">
            <text:p>0,012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formula="of:=[.H$12]-[.H7]" office:value-type="float" office:value="1196.6">
            <text:p>1196,6</text:p>
          </table:table-cell>
          <table:table-cell table:style-name="ce2" table:formula="of:=[.B7]*9.81*0.001" office:value-type="float" office:value="11.738646">
            <text:p>11,739</text:p>
          </table:table-cell>
          <table:table-cell table:style-name="ce4" office:value-type="float" office:value="17.8">
            <text:p>17,8</text:p>
          </table:table-cell>
          <table:table-cell/>
          <table:table-cell office:value-type="float" office:value="5">
            <text:p>5</text:p>
          </table:table-cell>
          <table:table-cell table:style-name="ce6" table:formula="of:=SQRT([.F7])*[.E$5]" office:value-type="float" office:value="0.11180339887499">
            <text:p>0,11</text:p>
          </table:table-cell>
          <table:table-cell table:formula="of:=SUM([.A$5:.A7])" office:value-type="float" office:value="235.4">
            <text:p>235,4</text:p>
          </table:table-cell>
          <table:table-cell table:style-name="ce7" office:value-type="float" office:value="0.05">
            <text:p>0,05</text:p>
          </table:table-cell>
          <table:table-cell table:formula="of:=[.D7]/[.D$12]" office:value-type="float" office:value="1.81632653061225">
            <text:p>1,816</text:p>
          </table:table-cell>
          <table:table-cell table:style-name="ce1" table:formula="of:=[.C7]*0.001" office:value-type="float" office:value="0.011738646">
            <text:p>0,012</text:p>
          </table:table-cell>
          <table:table-cell table:formula="of:=SQRT((0.05/[.D$12])^2 + (0.05/[.D7])^2)*[.J7]" office:value-type="float" office:value="0.0105786384899115">
            <text:p>0,011</text:p>
          </table:table-cell>
          <table:table-cell table:formula="of:=[.J7]-1/([.J7])^2" office:value-type="float" office:value="1.51320823746744">
            <text:p>1,513</text:p>
          </table:table-cell>
          <table:table-cell table:formula="of:=SQRT([.L7]^2+(2*[.L7]/([.J7])^3)^2)" office:value-type="float" office:value="0.0111523280419709">
            <text:p>0,011</text:p>
          </table:table-cell>
        </table:table-row>
        <table:table-row table:style-name="ro2">
          <table:table-cell office:value-type="float" office:value="177.5">
            <text:p>177,5</text:p>
          </table:table-cell>
          <table:table-cell table:formula="of:=[.H$12]-[.H8]" office:value-type="float" office:value="1019.1">
            <text:p>1019,1</text:p>
          </table:table-cell>
          <table:table-cell table:style-name="ce2" table:formula="of:=[.B8]*9.81*0.001" office:value-type="float" office:value="9.997371">
            <text:p>9,997</text:p>
          </table:table-cell>
          <table:table-cell table:style-name="ce4" office:value-type="float" office:value="16.5">
            <text:p>16,5</text:p>
          </table:table-cell>
          <table:table-cell/>
          <table:table-cell office:value-type="float" office:value="4">
            <text:p>4</text:p>
          </table:table-cell>
          <table:table-cell table:style-name="ce6" table:formula="of:=SQRT([.F8])*[.E$5]" office:value-type="float" office:value="0.1">
            <text:p>0,10</text:p>
          </table:table-cell>
          <table:table-cell table:formula="of:=SUM([.A$5:.A8])" office:value-type="float" office:value="412.9">
            <text:p>412,9</text:p>
          </table:table-cell>
          <table:table-cell table:style-name="ce7" office:value-type="float" office:value="0.05">
            <text:p>0,05</text:p>
          </table:table-cell>
          <table:table-cell table:formula="of:=[.D8]/[.D$12]" office:value-type="float" office:value="1.68367346938776">
            <text:p>1,684</text:p>
          </table:table-cell>
          <table:table-cell table:style-name="ce1" table:formula="of:=[.C8]*0.001" office:value-type="float" office:value="0.009997371">
            <text:p>0,010</text:p>
          </table:table-cell>
          <table:table-cell table:formula="of:=SQRT((0.05/[.D$12])^2 + (0.05/[.D8])^2)*[.J8]" office:value-type="float" office:value="0.00999108874021824">
            <text:p>0,010</text:p>
          </table:table-cell>
          <table:table-cell table:formula="of:=[.J8]-1/([.J8])^2" office:value-type="float" office:value="1.33090946571466">
            <text:p>1,331</text:p>
          </table:table-cell>
          <table:table-cell table:formula="of:=SQRT([.L8]^2+(2*[.L8]/([.J8])^3)^2)" office:value-type="float" office:value="0.0108328250390807">
            <text:p>0,011</text:p>
          </table:table-cell>
        </table:table-row>
        <table:table-row table:style-name="ro2">
          <table:table-cell office:value-type="float" office:value="200.2">
            <text:p>200,2</text:p>
          </table:table-cell>
          <table:table-cell table:formula="of:=[.H$12]-[.H9]" office:value-type="float" office:value="818.9">
            <text:p>818,9</text:p>
          </table:table-cell>
          <table:table-cell table:style-name="ce2" table:formula="of:=[.B9]*9.81*0.001" office:value-type="float" office:value="8.033409">
            <text:p>8,033</text:p>
          </table:table-cell>
          <table:table-cell table:style-name="ce4" office:value-type="float" office:value="14.6">
            <text:p>14,6</text:p>
          </table:table-cell>
          <table:table-cell/>
          <table:table-cell office:value-type="float" office:value="3">
            <text:p>3</text:p>
          </table:table-cell>
          <table:table-cell table:style-name="ce6" table:formula="of:=SQRT([.F9])*[.E$5]" office:value-type="float" office:value="0.0866025403784439">
            <text:p>0,09</text:p>
          </table:table-cell>
          <table:table-cell table:formula="of:=SUM([.A$5:.A9])" office:value-type="float" office:value="613.1">
            <text:p>613,1</text:p>
          </table:table-cell>
          <table:table-cell table:style-name="ce7" office:value-type="float" office:value="0.05">
            <text:p>0,05</text:p>
          </table:table-cell>
          <table:table-cell table:formula="of:=[.D9]/[.D$12]" office:value-type="float" office:value="1.48979591836735">
            <text:p>1,490</text:p>
          </table:table-cell>
          <table:table-cell table:style-name="ce1" table:formula="of:=[.C9]*0.001" office:value-type="float" office:value="0.008033409">
            <text:p>0,008</text:p>
          </table:table-cell>
          <table:table-cell table:formula="of:=SQRT((0.05/[.D$12])^2 + (0.05/[.D9])^2)*[.J9]" office:value-type="float" office:value="0.00915456253241702">
            <text:p>0,009</text:p>
          </table:table-cell>
          <table:table-cell table:formula="of:=[.J9]-1/([.J9])^2" office:value-type="float" office:value="1.03924234358784">
            <text:p>1,039</text:p>
          </table:table-cell>
          <table:table-cell table:formula="of:=SQRT([.L9]^2+(2*[.L9]/([.J9])^3)^2)" office:value-type="float" office:value="0.0106988869123485">
            <text:p>0,011</text:p>
          </table:table-cell>
        </table:table-row>
        <table:table-row table:style-name="ro2">
          <table:table-cell office:value-type="float" office:value="203.4">
            <text:p>203,4</text:p>
          </table:table-cell>
          <table:table-cell table:formula="of:=[.H$12]-[.H10]" office:value-type="float" office:value="615.5">
            <text:p>615,5</text:p>
          </table:table-cell>
          <table:table-cell table:style-name="ce2" table:formula="of:=[.B10]*9.81*0.001" office:value-type="float" office:value="6.038055">
            <text:p>6,038</text:p>
          </table:table-cell>
          <table:table-cell table:style-name="ce4" office:value-type="float" office:value="13">
            <text:p>13,0</text:p>
          </table:table-cell>
          <table:table-cell/>
          <table:table-cell office:value-type="float" office:value="2">
            <text:p>2</text:p>
          </table:table-cell>
          <table:table-cell table:style-name="ce6" table:formula="of:=SQRT([.F10])*[.E$5]" office:value-type="float" office:value="0.0707106781186548">
            <text:p>0,07</text:p>
          </table:table-cell>
          <table:table-cell table:formula="of:=SUM([.A$5:.A10])" office:value-type="float" office:value="816.5">
            <text:p>816,5</text:p>
          </table:table-cell>
          <table:table-cell table:style-name="ce7" office:value-type="float" office:value="0.05">
            <text:p>0,05</text:p>
          </table:table-cell>
          <table:table-cell table:formula="of:=[.D10]/[.D$12]" office:value-type="float" office:value="1.3265306122449">
            <text:p>1,327</text:p>
          </table:table-cell>
          <table:table-cell table:style-name="ce1" table:formula="of:=[.C10]*0.001" office:value-type="float" office:value="0.006038055">
            <text:p>0,006</text:p>
          </table:table-cell>
          <table:table-cell table:formula="of:=SQRT((0.05/[.D$12])^2 + (0.05/[.D10])^2)*[.J10]" office:value-type="float" office:value="0.00847566073509734">
            <text:p>0,008</text:p>
          </table:table-cell>
          <table:table-cell table:formula="of:=[.J10]-1/([.J10])^2" office:value-type="float" office:value="0.758246588576259">
            <text:p>0,758</text:p>
          </table:table-cell>
          <table:table-cell table:formula="of:=SQRT([.L10]^2+(2*[.L10]/([.J10])^3)^2)" office:value-type="float" office:value="0.0111611994222377">
            <text:p>0,011</text:p>
          </table:table-cell>
        </table:table-row>
        <table:table-row table:style-name="ro2">
          <table:table-cell office:value-type="float" office:value="475.5">
            <text:p>475,5</text:p>
          </table:table-cell>
          <table:table-cell table:formula="of:=[.H$12]-[.H11]" office:value-type="float" office:value="140">
            <text:p>140</text:p>
          </table:table-cell>
          <table:table-cell table:style-name="ce2" table:formula="of:=[.B11]*9.81*0.001" office:value-type="float" office:value="1.3734">
            <text:p>1,373</text:p>
          </table:table-cell>
          <table:table-cell table:style-name="ce4" office:value-type="float" office:value="10.2">
            <text:p>10,2</text:p>
          </table:table-cell>
          <table:table-cell/>
          <table:table-cell office:value-type="float" office:value="1">
            <text:p>1</text:p>
          </table:table-cell>
          <table:table-cell table:style-name="ce6" table:formula="of:=SQRT([.F11])*[.E$5]" office:value-type="float" office:value="0.05">
            <text:p>0,05</text:p>
          </table:table-cell>
          <table:table-cell table:formula="of:=SUM([.A$5:.A11])" office:value-type="float" office:value="1292">
            <text:p>1292</text:p>
          </table:table-cell>
          <table:table-cell table:style-name="ce7" office:value-type="float" office:value="0.05">
            <text:p>0,05</text:p>
          </table:table-cell>
          <table:table-cell table:formula="of:=[.D11]/[.D$12]" office:value-type="float" office:value="1.04081632653061">
            <text:p>1,041</text:p>
          </table:table-cell>
          <table:table-cell table:style-name="ce1" table:formula="of:=[.C11]*0.001" office:value-type="float" office:value="0.0013734">
            <text:p>0,001</text:p>
          </table:table-cell>
          <table:table-cell table:formula="of:=SQRT((0.05/[.D$12])^2 + (0.05/[.D11])^2)*[.J11]" office:value-type="float" office:value="0.00736410025409701">
            <text:p>0,007</text:p>
          </table:table-cell>
          <table:table-cell table:formula="of:=[.J11]-1/([.J11])^2" office:value-type="float" office:value="0.117709829029651">
            <text:p>0,118</text:p>
          </table:table-cell>
          <table:table-cell table:formula="of:=SQRT([.L11]^2+(2*[.L11]/([.J11])^3)^2)" office:value-type="float" office:value="0.0149953239464825">
            <text:p>0,01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formula="of:=[.H$12]-[.H12]" office:value-type="float" office:value="0">
            <text:p>0</text:p>
          </table:table-cell>
          <table:table-cell table:style-name="ce2" table:formula="of:=[.B12]*9.81*0.001" office:value-type="float" office:value="0">
            <text:p>0,000</text:p>
          </table:table-cell>
          <table:table-cell table:style-name="ce4" office:value-type="float" office:value="9.8">
            <text:p>9,8</text:p>
          </table:table-cell>
          <table:table-cell/>
          <table:table-cell office:value-type="float" office:value="0">
            <text:p>0</text:p>
          </table:table-cell>
          <table:table-cell table:style-name="ce6" table:formula="of:=SQRT([.F12])*[.E$5]" office:value-type="float" office:value="0">
            <text:p>0,00</text:p>
          </table:table-cell>
          <table:table-cell table:formula="of:=SUM([.A$5:.A12])" office:value-type="float" office:value="1432">
            <text:p>1432</text:p>
          </table:table-cell>
          <table:table-cell table:style-name="ce7" office:value-type="float" office:value="0.05">
            <text:p>0,05</text:p>
          </table:table-cell>
          <table:table-cell table:formula="of:=[.D12]/[.D$12]" office:value-type="float" office:value="1">
            <text:p>1,000</text:p>
          </table:table-cell>
          <table:table-cell table:style-name="ce1" table:formula="of:=[.C12]*0.001" office:value-type="float" office:value="0">
            <text:p>0,000</text:p>
          </table:table-cell>
          <table:table-cell table:formula="of:=SQRT((0.05/[.D$12])^2 + (0.05/[.D12])^2)*[.J12]" office:value-type="float" office:value="0.00721537531823008">
            <text:p>0,007</text:p>
          </table:table-cell>
          <table:table-cell table:formula="of:=[.J12]-1/([.J12])^2" office:value-type="float" office:value="0">
            <text:p>0,000</text:p>
          </table:table-cell>
          <table:table-cell table:formula="of:=SQRT([.L12]^2+(2*[.L12]/([.J12])^3)^2)" office:value-type="float" office:value="0.0161340696947366">
            <text:p>0,016</text:p>
          </table:table-cell>
        </table:table-row>
        <table:table-row table:style-name="ro2" table:number-rows-repeated="3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4856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Эксп2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2" table:number-rows-repeated="3">
          <table:table-cell table:number-columns-repeated="14"/>
        </table:table-row>
        <table:table-row table:style-name="ro1">
          <table:table-cell table:style-name="ce7" office:value-type="string">
            <text:p>m</text:p>
          </table:table-cell>
          <table:table-cell table:number-columns-repeated="2" table:style-name="ce7" office:value-type="string">
            <text:p>см</text:p>
          </table:table-cell>
          <table:table-cell table:style-name="ce4" office:value-type="string">
            <text:p>U</text:p>
          </table:table-cell>
          <table:table-cell table:style-name="ce6" office:value-type="string">
            <text:p>t</text:p>
          </table:table-cell>
          <table:table-cell table:style-name="ce2" office:value-type="string">
            <text:p>deltaT</text:p>
          </table:table-cell>
          <table:table-cell table:style-name="ce7" office:value-type="string">
            <text:p>T_1</text:p>
          </table:table-cell>
          <table:table-cell table:style-name="ce7" office:value-type="string">
            <text:p>dt</text:p>
          </table:table-cell>
          <table:table-cell table:style-name="ce7" office:value-type="string">
            <text:p>dU</text:p>
          </table:table-cell>
          <table:table-cell table:style-name="ce2" office:value-type="string">
            <text:p>dT( от <text:s/>dU) </text:p>
          </table:table-cell>
          <table:table-cell office:value-type="string">
            <text:p>d(T) (от k)</text:p>
          </table:table-cell>
          <table:table-cell office:value-type="string">
            <text:p>dT общая</text:p>
          </table:table-cell>
          <table:table-cell table:number-columns-repeated="2"/>
        </table:table-row>
        <table:table-row table:style-name="ro1">
          <table:table-cell table:style-name="ce7" office:value-type="string">
            <text:p>г</text:p>
          </table:table-cell>
          <table:table-cell table:style-name="ce7" office:value-type="string">
            <text:p>L_0</text:p>
          </table:table-cell>
          <table:table-cell table:style-name="ce7" office:value-type="string">
            <text:p>L_1</text:p>
          </table:table-cell>
          <table:table-cell table:style-name="ce4" office:value-type="string">
            <text:p>мВ</text:p>
          </table:table-cell>
          <table:table-cell table:style-name="ce6" office:value-type="string">
            <text:p>сек</text:p>
          </table:table-cell>
          <table:table-cell table:style-name="ce2" office:value-type="string">
            <text:p>градусы</text:p>
          </table:table-cell>
          <table:table-cell table:style-name="ce7" table:number-columns-repeated="2"/>
          <table:table-cell table:style-name="ce7" office:value-type="string">
            <text:p>мВ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7" office:value-type="float" office:value="1432">
            <text:p>1432</text:p>
          </table:table-cell>
          <table:table-cell table:style-name="ce7" office:value-type="float" office:value="9.7">
            <text:p>9,7</text:p>
          </table:table-cell>
          <table:table-cell table:style-name="ce7" office:value-type="float" office:value="19">
            <text:p>19</text:p>
          </table:table-cell>
          <table:table-cell table:style-name="ce4" office:value-type="float" office:value="32">
            <text:p>32,0</text:p>
          </table:table-cell>
          <table:table-cell table:style-name="ce6" office:value-type="float" office:value="-34.8">
            <text:p>-34,80</text:p>
          </table:table-cell>
          <table:table-cell table:style-name="ce2" table:formula="of:=([Лист3.E22]-[Лист3.E$22])/(39*5)" office:value-type="float" office:value="0">
            <text:p>0,000</text:p>
          </table:table-cell>
          <table:table-cell table:style-name="ce7" table:formula="of:=[Лист3.F21]-[Лист3.F$21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2" table:formula="of:=[Лист3.I21]/(39*5)" office:value-type="float" office:value="0">
            <text:p>0,000</text:p>
          </table:table-cell>
          <table:table-cell table:formula="of:=[Лист3.G21]*5/390" office:value-type="float" office:value="0.0128205128205128">
            <text:p>0,013</text:p>
          </table:table-cell>
          <table:table-cell table:formula="of:=SQRT([Лист3.J21]*[Лист3.J21]+[Лист3.K21]*[Лист3.K21])" office:value-type="float" office:value="0">
            <text:p>0,000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132">
            <text:p>132,0</text:p>
          </table:table-cell>
          <table:table-cell office:value-type="float" office:value="-30">
            <text:p>-30,00</text:p>
          </table:table-cell>
          <table:table-cell table:style-name="ce2" table:formula="of:=([.D7]-[Лист3.E$22])/(39*5)" office:value-type="float" office:value="0.676666666666667">
            <text:p>0,677</text:p>
          </table:table-cell>
          <table:table-cell table:style-name="ce7" table:formula="of:=[.E7]-[Лист3.F$21]" office:value-type="float" office:value="-34">
            <text:p>-34</text:p>
          </table:table-cell>
          <table:table-cell/>
          <table:table-cell office:value-type="float" office:value="4">
            <text:p>4</text:p>
          </table:table-cell>
          <table:table-cell table:style-name="ce2" table:formula="of:=[.I7]/(39*5)" office:value-type="float" office:value="0.0205128205128205">
            <text:p>0,021</text:p>
          </table:table-cell>
          <table:table-cell table:formula="of:=[.F7]*5/390" office:value-type="float" office:value="0.00867521367521368">
            <text:p>0,009</text:p>
          </table:table-cell>
          <table:table-cell table:formula="of:=SQRT([.J7]*[.J7]+[.K7]*[.K7])" office:value-type="float" office:value="0.0222718463020425">
            <text:p>0,022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128">
            <text:p>128,0</text:p>
          </table:table-cell>
          <table:table-cell office:value-type="float" office:value="-25.3">
            <text:p>-25,30</text:p>
          </table:table-cell>
          <table:table-cell table:style-name="ce2" table:formula="of:=([.D8]-[Лист3.E$22])/(39*5)" office:value-type="float" office:value="0.656153846153846">
            <text:p>0,656</text:p>
          </table:table-cell>
          <table:table-cell table:style-name="ce7" table:formula="of:=[.E8]-[Лист3.F$21]" office:value-type="float" office:value="-29.3">
            <text:p>-29,3</text:p>
          </table:table-cell>
          <table:table-cell/>
          <table:table-cell table:style-name="ce7" office:value-type="float" office:value="4">
            <text:p>4</text:p>
          </table:table-cell>
          <table:table-cell table:style-name="ce2" table:formula="of:=[.I8]/(39*5)" office:value-type="float" office:value="0.0205128205128205">
            <text:p>0,021</text:p>
          </table:table-cell>
          <table:table-cell table:formula="of:=[.F8]*5/390" office:value-type="float" office:value="0.00841222879684418">
            <text:p>0,008</text:p>
          </table:table-cell>
          <table:table-cell table:formula="of:=SQRT([.J8]*[.J8]+[.K8]*[.K8])" office:value-type="float" office:value="0.0221707329315394">
            <text:p>0,022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120">
            <text:p>120,0</text:p>
          </table:table-cell>
          <table:table-cell office:value-type="float" office:value="-18.8">
            <text:p>-18,80</text:p>
          </table:table-cell>
          <table:table-cell table:style-name="ce2" table:formula="of:=([.D9]-[Лист3.E$22])/(39*5)" office:value-type="float" office:value="0.615128205128205">
            <text:p>0,615</text:p>
          </table:table-cell>
          <table:table-cell table:style-name="ce7" table:formula="of:=[.E9]-[Лист3.F$21]" office:value-type="float" office:value="-22.8">
            <text:p>-22,8</text:p>
          </table:table-cell>
          <table:table-cell/>
          <table:table-cell office:value-type="float" office:value="4">
            <text:p>4</text:p>
          </table:table-cell>
          <table:table-cell table:style-name="ce2" table:formula="of:=[.I9]/(39*5)" office:value-type="float" office:value="0.0205128205128205">
            <text:p>0,021</text:p>
          </table:table-cell>
          <table:table-cell table:formula="of:=[.F9]*5/390" office:value-type="float" office:value="0.00788625904010519">
            <text:p>0,008</text:p>
          </table:table-cell>
          <table:table-cell table:formula="of:=SQRT([.J9]*[.J9]+[.K9]*[.K9])" office:value-type="float" office:value="0.0219765531200603">
            <text:p>0,022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112">
            <text:p>112,0</text:p>
          </table:table-cell>
          <table:table-cell office:value-type="float" office:value="-13.2">
            <text:p>-13,20</text:p>
          </table:table-cell>
          <table:table-cell table:style-name="ce2" table:formula="of:=([.D10]-[Лист3.E$22])/(39*5)" office:value-type="float" office:value="0.574102564102564">
            <text:p>0,574</text:p>
          </table:table-cell>
          <table:table-cell table:style-name="ce7" table:formula="of:=[.E10]-[Лист3.F$21]" office:value-type="float" office:value="-17.2">
            <text:p>-17,2</text:p>
          </table:table-cell>
          <table:table-cell/>
          <table:table-cell table:style-name="ce7" office:value-type="float" office:value="4">
            <text:p>4</text:p>
          </table:table-cell>
          <table:table-cell table:style-name="ce2" table:formula="of:=[.I10]/(39*5)" office:value-type="float" office:value="0.0205128205128205">
            <text:p>0,021</text:p>
          </table:table-cell>
          <table:table-cell table:formula="of:=[.F10]*5/390" office:value-type="float" office:value="0.00736028928336621">
            <text:p>0,007</text:p>
          </table:table-cell>
          <table:table-cell table:formula="of:=SQRT([.J10]*[.J10]+[.K10]*[.K10])" office:value-type="float" office:value="0.0217933398937846">
            <text:p>0,022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108">
            <text:p>108,0</text:p>
          </table:table-cell>
          <table:table-cell office:value-type="float" office:value="-7">
            <text:p>-7,00</text:p>
          </table:table-cell>
          <table:table-cell table:style-name="ce2" table:formula="of:=([.D11]-[Лист3.E$22])/(39*5)" office:value-type="float" office:value="0.553589743589744">
            <text:p>0,554</text:p>
          </table:table-cell>
          <table:table-cell table:style-name="ce7" table:formula="of:=[.E11]-[Лист3.F$21]" office:value-type="float" office:value="-11">
            <text:p>-11</text:p>
          </table:table-cell>
          <table:table-cell/>
          <table:table-cell office:value-type="float" office:value="4">
            <text:p>4</text:p>
          </table:table-cell>
          <table:table-cell table:style-name="ce2" table:formula="of:=[.I11]/(39*5)" office:value-type="float" office:value="0.0205128205128205">
            <text:p>0,021</text:p>
          </table:table-cell>
          <table:table-cell table:formula="of:=[.F11]*5/390" office:value-type="float" office:value="0.00709730440499671">
            <text:p>0,007</text:p>
          </table:table-cell>
          <table:table-cell table:formula="of:=SQRT([.J11]*[.J11]+[.K11]*[.K11])" office:value-type="float" office:value="0.0217059331798561">
            <text:p>0,022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100">
            <text:p>100,0</text:p>
          </table:table-cell>
          <table:table-cell office:value-type="float" office:value="-0.9">
            <text:p>-0,90</text:p>
          </table:table-cell>
          <table:table-cell table:style-name="ce2" table:formula="of:=([.D12]-[Лист3.E$22])/(39*5)" office:value-type="float" office:value="0.512564102564103">
            <text:p>0,513</text:p>
          </table:table-cell>
          <table:table-cell table:style-name="ce7" table:formula="of:=[.E12]-[Лист3.F$21]" office:value-type="float" office:value="-4.9">
            <text:p>-4,9</text:p>
          </table:table-cell>
          <table:table-cell/>
          <table:table-cell table:style-name="ce7" office:value-type="float" office:value="4">
            <text:p>4</text:p>
          </table:table-cell>
          <table:table-cell table:style-name="ce2" table:formula="of:=[.I12]/(39*5)" office:value-type="float" office:value="0.0205128205128205">
            <text:p>0,021</text:p>
          </table:table-cell>
          <table:table-cell table:formula="of:=[.F12]*5/390" office:value-type="float" office:value="0.00657133464825772">
            <text:p>0,007</text:p>
          </table:table-cell>
          <table:table-cell table:formula="of:=SQRT([.J12]*[.J12]+[.K12]*[.K12])" office:value-type="float" office:value="0.021539689980373">
            <text:p>0,022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92">
            <text:p>92,0</text:p>
          </table:table-cell>
          <table:table-cell office:value-type="float" office:value="7.1">
            <text:p>7,10</text:p>
          </table:table-cell>
          <table:table-cell table:style-name="ce2" table:formula="of:=([.D13]-[Лист3.E$22])/(39*5)" office:value-type="float" office:value="0.471538461538462">
            <text:p>0,472</text:p>
          </table:table-cell>
          <table:table-cell table:style-name="ce7" table:formula="of:=[.E13]-[Лист3.F$21]" office:value-type="float" office:value="3.1">
            <text:p>3,1</text:p>
          </table:table-cell>
          <table:table-cell/>
          <table:table-cell office:value-type="float" office:value="4">
            <text:p>4</text:p>
          </table:table-cell>
          <table:table-cell table:style-name="ce2" table:formula="of:=[.I13]/(39*5)" office:value-type="float" office:value="0.0205128205128205">
            <text:p>0,021</text:p>
          </table:table-cell>
          <table:table-cell table:formula="of:=[.F13]*5/390" office:value-type="float" office:value="0.00604536489151874">
            <text:p>0,006</text:p>
          </table:table-cell>
          <table:table-cell table:formula="of:=SQRT([.J13]*[.J13]+[.K13]*[.K13])" office:value-type="float" office:value="0.0213850939222346">
            <text:p>0,021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88">
            <text:p>88,0</text:p>
          </table:table-cell>
          <table:table-cell table:style-name="Default" office:value-type="float" office:value="13.8">
            <text:p>13,8</text:p>
          </table:table-cell>
          <table:table-cell table:style-name="ce2" table:formula="of:=([.D14]-[Лист3.E$22])/(39*5)" office:value-type="float" office:value="0.451025641025641">
            <text:p>0,451</text:p>
          </table:table-cell>
          <table:table-cell table:style-name="ce7" table:formula="of:=[.E14]-[Лист3.F$21]" office:value-type="float" office:value="9.8">
            <text:p>9,8</text:p>
          </table:table-cell>
          <table:table-cell/>
          <table:table-cell table:style-name="ce7" office:value-type="float" office:value="4">
            <text:p>4</text:p>
          </table:table-cell>
          <table:table-cell table:style-name="ce2" table:formula="of:=[.I14]/(39*5)" office:value-type="float" office:value="0.0205128205128205">
            <text:p>0,021</text:p>
          </table:table-cell>
          <table:table-cell table:formula="of:=[.F14]*5/390" office:value-type="float" office:value="0.00578238001314924">
            <text:p>0,006</text:p>
          </table:table-cell>
          <table:table-cell table:formula="of:=SQRT([.J14]*[.J14]+[.K14]*[.K14])" office:value-type="float" office:value="0.0213122435235631">
            <text:p>0,021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80">
            <text:p>80,0</text:p>
          </table:table-cell>
          <table:table-cell office:value-type="float" office:value="21.6">
            <text:p>21,60</text:p>
          </table:table-cell>
          <table:table-cell table:style-name="ce2" table:formula="of:=([.D15]-[Лист3.E$22])/(39*5)" office:value-type="float" office:value="0.41">
            <text:p>0,410</text:p>
          </table:table-cell>
          <table:table-cell table:style-name="ce7" table:formula="of:=[.E15]-[Лист3.F$21]" office:value-type="float" office:value="17.6">
            <text:p>17,6</text:p>
          </table:table-cell>
          <table:table-cell/>
          <table:table-cell office:value-type="float" office:value="4">
            <text:p>4</text:p>
          </table:table-cell>
          <table:table-cell table:style-name="ce2" table:formula="of:=[.I15]/(39*5)" office:value-type="float" office:value="0.0205128205128205">
            <text:p>0,021</text:p>
          </table:table-cell>
          <table:table-cell table:formula="of:=[.F15]*5/390" office:value-type="float" office:value="0.00525641025641026">
            <text:p>0,005</text:p>
          </table:table-cell>
          <table:table-cell table:formula="of:=SQRT([.J15]*[.J15]+[.K15]*[.K15])" office:value-type="float" office:value="0.021175590999424">
            <text:p>0,021</text:p>
          </table:table-cell>
          <table:table-cell table:number-columns-repeated="2"/>
        </table:table-row>
        <table:table-row table:style-name="ro2">
          <table:table-cell table:style-name="ce8"/>
          <table:table-cell table:number-columns-repeated="2"/>
          <table:table-cell office:value-type="float" office:value="72">
            <text:p>72,0</text:p>
          </table:table-cell>
          <table:table-cell office:value-type="float" office:value="29.6">
            <text:p>29,60</text:p>
          </table:table-cell>
          <table:table-cell table:style-name="ce2" table:formula="of:=([.D16]-[Лист3.E$22])/(39*5)" office:value-type="float" office:value="0.368974358974359">
            <text:p>0,369</text:p>
          </table:table-cell>
          <table:table-cell table:style-name="ce7" table:formula="of:=[.E16]-[Лист3.F$21]" office:value-type="float" office:value="25.6">
            <text:p>25,6</text:p>
          </table:table-cell>
          <table:table-cell/>
          <table:table-cell table:style-name="ce7" office:value-type="float" office:value="4">
            <text:p>4</text:p>
          </table:table-cell>
          <table:table-cell table:style-name="ce2" table:formula="of:=[.I16]/(39*5)" office:value-type="float" office:value="0.0205128205128205">
            <text:p>0,021</text:p>
          </table:table-cell>
          <table:table-cell table:formula="of:=[.F16]*5/390" office:value-type="float" office:value="0.00473044049967127">
            <text:p>0,005</text:p>
          </table:table-cell>
          <table:table-cell table:formula="of:=SQRT([.J16]*[.J16]+[.K16]*[.K16])" office:value-type="float" office:value="0.0210511964674723">
            <text:p>0,021</text:p>
          </table:table-cell>
          <table:table-cell table:number-columns-repeated="2"/>
        </table:table-row>
        <table:table-row table:style-name="ro2">
          <table:table-cell table:style-name="ce9"/>
          <table:table-cell table:style-name="ce10" table:number-columns-repeated="2"/>
          <table:table-cell table:style-name="ce12" office:value-type="float" office:value="64">
            <text:p>64,0</text:p>
          </table:table-cell>
          <table:table-cell table:style-name="ce13" office:value-type="float" office:value="39.6">
            <text:p>39,60</text:p>
          </table:table-cell>
          <table:table-cell table:style-name="ce2" table:formula="of:=([.D17]-[Лист3.E$22])/(39*5)" office:value-type="float" office:value="0.327948717948718">
            <text:p>0,328</text:p>
          </table:table-cell>
          <table:table-cell table:style-name="ce7" table:formula="of:=[.E17]-[Лист3.F$21]" office:value-type="float" office:value="35.6">
            <text:p>35,6</text:p>
          </table:table-cell>
          <table:table-cell table:style-name="ce10"/>
          <table:table-cell office:value-type="float" office:value="4">
            <text:p>4</text:p>
          </table:table-cell>
          <table:table-cell table:style-name="ce2" table:formula="of:=[.I17]/(39*5)" office:value-type="float" office:value="0.0205128205128205">
            <text:p>0,021</text:p>
          </table:table-cell>
          <table:table-cell table:formula="of:=[.F17]*5/390" office:value-type="float" office:value="0.00420447074293228">
            <text:p>0,004</text:p>
          </table:table-cell>
          <table:table-cell table:formula="of:=SQRT([.J17]*[.J17]+[.K17]*[.K17])" office:value-type="float" office:value="0.0209392783929954">
            <text:p>0,021</text:p>
          </table:table-cell>
          <table:table-cell table:number-columns-repeated="2"/>
        </table:table-row>
        <table:table-row table:style-name="ro2">
          <table:table-cell table:style-name="ce7" office:value-type="float" office:value="1019.1">
            <text:p>1019,1</text:p>
          </table:table-cell>
          <table:table-cell table:style-name="ce7" office:value-type="float" office:value="9.8">
            <text:p>9,8</text:p>
          </table:table-cell>
          <table:table-cell table:style-name="ce7" office:value-type="float" office:value="16.2">
            <text:p>16,2</text:p>
          </table:table-cell>
          <table:table-cell table:style-name="ce4" office:value-type="float" office:value="-16">
            <text:p>-16,0</text:p>
          </table:table-cell>
          <table:table-cell table:style-name="ce6" office:value-type="float" office:value="-42.2">
            <text:p>-42,20</text:p>
          </table:table-cell>
          <table:table-cell table:style-name="ce2" table:formula="of:=([.D18]-[.D$18])/(39*5)" office:value-type="float" office:value="0">
            <text:p>0,000</text:p>
          </table:table-cell>
          <table:table-cell table:style-name="ce7" table:formula="of:=[.E18]-[.E$18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2" table:formula="of:=[.I18]/(39*5)" office:value-type="float" office:value="0.0205128205128205">
            <text:p>0,021</text:p>
          </table:table-cell>
          <table:table-cell table:formula="of:=[.F18]*5/390" office:value-type="float" office:value="0">
            <text:p>0,000</text:p>
          </table:table-cell>
          <table:table-cell table:formula="of:=SQRT([.J18]*[.J18]+[.K18]*[.K18])" office:value-type="float" office:value="0.0205128205128205">
            <text:p>0,02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8">
            <text:p>48,0</text:p>
          </table:table-cell>
          <table:table-cell office:value-type="float" office:value="-33.4">
            <text:p>-33,40</text:p>
          </table:table-cell>
          <table:table-cell table:style-name="ce2" table:formula="of:=([.D19]-[.D$18])/(39*5)" office:value-type="float" office:value="0.328205128205128">
            <text:p>0,328</text:p>
          </table:table-cell>
          <table:table-cell table:style-name="ce7" table:formula="of:=[.E19]-[.E$18]" office:value-type="float" office:value="8.8">
            <text:p>8,8</text:p>
          </table:table-cell>
          <table:table-cell/>
          <table:table-cell office:value-type="float" office:value="4">
            <text:p>4</text:p>
          </table:table-cell>
          <table:table-cell table:style-name="ce2" table:formula="of:=[.I19]/(39*5)" office:value-type="float" office:value="0.0205128205128205">
            <text:p>0,021</text:p>
          </table:table-cell>
          <table:table-cell table:formula="of:=[.F19]*5/390" office:value-type="float" office:value="0.0042077580539119">
            <text:p>0,004</text:p>
          </table:table-cell>
          <table:table-cell table:formula="of:=SQRT([.J19]*[.J19]+[.K19]*[.K19])" office:value-type="float" office:value="0.020939938711263">
            <text:p>0,021</text:p>
          </table:table-cell>
          <table:table-cell/>
          <table:table-cell office:value-type="float" office:value="0.02">
            <text:p>0,02</text:p>
          </table:table-cell>
        </table:table-row>
        <table:table-row table:style-name="ro2">
          <table:table-cell table:number-columns-repeated="3"/>
          <table:table-cell office:value-type="float" office:value="32">
            <text:p>32,0</text:p>
          </table:table-cell>
          <table:table-cell office:value-type="float" office:value="-23">
            <text:p>-23,00</text:p>
          </table:table-cell>
          <table:table-cell table:style-name="ce2" table:formula="of:=([.D20]-[.D$18])/(39*5)" office:value-type="float" office:value="0.246153846153846">
            <text:p>0,246</text:p>
          </table:table-cell>
          <table:table-cell table:style-name="ce7" table:formula="of:=[.E20]-[.E$18]" office:value-type="float" office:value="19.2">
            <text:p>19,2</text:p>
          </table:table-cell>
          <table:table-cell/>
          <table:table-cell office:value-type="float" office:value="4">
            <text:p>4</text:p>
          </table:table-cell>
          <table:table-cell table:style-name="ce2" table:formula="of:=[.I20]/(39*5)" office:value-type="float" office:value="0.0205128205128205">
            <text:p>0,021</text:p>
          </table:table-cell>
          <table:table-cell table:formula="of:=[.F20]*5/390" office:value-type="float" office:value="0.00315581854043393">
            <text:p>0,003</text:p>
          </table:table-cell>
          <table:table-cell table:formula="of:=SQRT([.J20]*[.J20]+[.K20]*[.K20])" office:value-type="float" office:value="0.0207541561151336">
            <text:p>0,02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4">
            <text:p>24,0</text:p>
          </table:table-cell>
          <table:table-cell table:style-name="Default" office:value-type="float" office:value="-8.5">
            <text:p>-8,5</text:p>
          </table:table-cell>
          <table:table-cell table:style-name="ce2" table:formula="of:=([.D21]-[.D$18])/(39*5)" office:value-type="float" office:value="0.205128205128205">
            <text:p>0,205</text:p>
          </table:table-cell>
          <table:table-cell table:style-name="ce7" table:formula="of:=[.E21]-[.E$18]" office:value-type="float" office:value="33.7">
            <text:p>33,7</text:p>
          </table:table-cell>
          <table:table-cell/>
          <table:table-cell office:value-type="float" office:value="4">
            <text:p>4</text:p>
          </table:table-cell>
          <table:table-cell table:style-name="ce2" table:formula="of:=[.I21]/(39*5)" office:value-type="float" office:value="0.0205128205128205">
            <text:p>0,021</text:p>
          </table:table-cell>
          <table:table-cell table:formula="of:=[.F21]*5/390" office:value-type="float" office:value="0.00262984878369494">
            <text:p>0,003</text:p>
          </table:table-cell>
          <table:table-cell table:formula="of:=SQRT([.J21]*[.J21]+[.K21]*[.K21])" office:value-type="float" office:value="0.020680713479382">
            <text:p>0,02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8">
            <text:p>8,0</text:p>
          </table:table-cell>
          <table:table-cell office:value-type="float" office:value="12.8">
            <text:p>12,80</text:p>
          </table:table-cell>
          <table:table-cell table:style-name="ce2" table:formula="of:=([.D22]-[.D$18])/(39*5)" office:value-type="float" office:value="0.123076923076923">
            <text:p>0,123</text:p>
          </table:table-cell>
          <table:table-cell table:style-name="ce7" table:formula="of:=[.E22]-[.E$18]" office:value-type="float" office:value="55">
            <text:p>55</text:p>
          </table:table-cell>
          <table:table-cell/>
          <table:table-cell office:value-type="float" office:value="4">
            <text:p>4</text:p>
          </table:table-cell>
          <table:table-cell table:style-name="ce2" table:formula="of:=[.I22]/(39*5)" office:value-type="float" office:value="0.0205128205128205">
            <text:p>0,021</text:p>
          </table:table-cell>
          <table:table-cell table:formula="of:=[.F22]*5/390" office:value-type="float" office:value="0.00157790927021696">
            <text:p>0,002</text:p>
          </table:table-cell>
          <table:table-cell table:formula="of:=SQRT([.J22]*[.J22]+[.K22]*[.K22])" office:value-type="float" office:value="0.02057341981918">
            <text:p>0,02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-8">
            <text:p>-8,0</text:p>
          </table:table-cell>
          <table:table-cell office:value-type="float" office:value="40.4">
            <text:p>40,40</text:p>
          </table:table-cell>
          <table:table-cell table:style-name="ce2" table:formula="of:=([.D23]-[.D$18])/(39*5)" office:value-type="float" office:value="0.041025641025641">
            <text:p>0,041</text:p>
          </table:table-cell>
          <table:table-cell table:style-name="ce7" table:formula="of:=[.E23]-[.E$18]" office:value-type="float" office:value="82.6">
            <text:p>82,6</text:p>
          </table:table-cell>
          <table:table-cell/>
          <table:table-cell office:value-type="float" office:value="4">
            <text:p>4</text:p>
          </table:table-cell>
          <table:table-cell table:style-name="ce2" table:formula="of:=[.I23]/(39*5)" office:value-type="float" office:value="0.0205128205128205">
            <text:p>0,021</text:p>
          </table:table-cell>
          <table:table-cell table:formula="of:=[.F23]*5/390" office:value-type="float" office:value="0.000525969756738988">
            <text:p>0,001</text:p>
          </table:table-cell>
          <table:table-cell table:formula="of:=SQRT([.J23]*[.J23]+[.K23]*[.K23])" office:value-type="float" office:value="0.0205195626068441">
            <text:p>0,021</text:p>
          </table:table-cell>
          <table:table-cell table:number-columns-repeated="2"/>
        </table:table-row>
        <table:table-row table:style-name="ro2">
          <table:table-cell table:style-name="ce7" office:value-type="float" office:value="1196.6">
            <text:p>1196,6</text:p>
          </table:table-cell>
          <table:table-cell table:number-columns-repeated="2"/>
          <table:table-cell table:style-name="ce4" office:value-type="float" office:value="0.8">
            <text:p>0,8</text:p>
          </table:table-cell>
          <table:table-cell table:style-name="ce6" office:value-type="float" office:value="-40.8">
            <text:p>-40,80</text:p>
          </table:table-cell>
          <table:table-cell table:style-name="ce2" table:formula="of:=([.D24]-[.D$24])/(39*5)" office:value-type="float" office:value="0">
            <text:p>0,000</text:p>
          </table:table-cell>
          <table:table-cell table:style-name="ce7" table:formula="of:=[.E24]-[.E$24]" office:value-type="float" office:value="0">
            <text:p>0</text:p>
          </table:table-cell>
          <table:table-cell table:style-name="ce7" office:value-type="float" office:value="0.1">
            <text:p>0,1</text:p>
          </table:table-cell>
          <table:table-cell table:style-name="ce7" office:value-type="float" office:value="0.4">
            <text:p>0,4</text:p>
          </table:table-cell>
          <table:table-cell table:style-name="ce2" table:formula="of:=[.I24]/(39*5)" office:value-type="float" office:value="0.00205128205128205">
            <text:p>0,002</text:p>
          </table:table-cell>
          <table:table-cell table:formula="of:=[.F24]*5/390" office:value-type="float" office:value="0">
            <text:p>0,000</text:p>
          </table:table-cell>
          <table:table-cell table:formula="of:=SQRT([.J24]*[.J24]+[.K24]*[.K24])" office:value-type="float" office:value="0.00205128205128205">
            <text:p>0,00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62.4">
            <text:p>62,4</text:p>
          </table:table-cell>
          <table:table-cell office:value-type="float" office:value="-34.8">
            <text:p>-34,80</text:p>
          </table:table-cell>
          <table:table-cell table:style-name="ce2" table:formula="of:=([.D25]-[.D$24])/(39*5)" office:value-type="float" office:value="0.315897435897436">
            <text:p>0,316</text:p>
          </table:table-cell>
          <table:table-cell table:style-name="ce7" table:formula="of:=[.E25]-[.E$24]" office:value-type="float" office:value="6">
            <text:p>6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25]/(39*5)" office:value-type="float" office:value="0.00205128205128205">
            <text:p>0,002</text:p>
          </table:table-cell>
          <table:table-cell table:formula="of:=[.F25]*5/390" office:value-type="float" office:value="0.0040499671268902">
            <text:p>0,004</text:p>
          </table:table-cell>
          <table:table-cell table:formula="of:=SQRT([.J25]*[.J25]+[.K25]*[.K25])" office:value-type="float" office:value="0.00453982288011363">
            <text:p>0,00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61.6">
            <text:p>61,6</text:p>
          </table:table-cell>
          <table:table-cell office:value-type="float" office:value="-32.4">
            <text:p>-32,40</text:p>
          </table:table-cell>
          <table:table-cell table:style-name="ce2" table:formula="of:=([.D26]-[.D$24])/(39*5)" office:value-type="float" office:value="0.311794871794872">
            <text:p>0,312</text:p>
          </table:table-cell>
          <table:table-cell table:style-name="ce7" table:formula="of:=[.E26]-[.E$24]" office:value-type="float" office:value="8.4">
            <text:p>8,4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26]/(39*5)" office:value-type="float" office:value="0.00205128205128205">
            <text:p>0,002</text:p>
          </table:table-cell>
          <table:table-cell table:formula="of:=[.F26]*5/390" office:value-type="float" office:value="0.0039973701512163">
            <text:p>0,004</text:p>
          </table:table-cell>
          <table:table-cell table:formula="of:=SQRT([.J26]*[.J26]+[.K26]*[.K26])" office:value-type="float" office:value="0.00449296407505635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60.8">
            <text:p>60,8</text:p>
          </table:table-cell>
          <table:table-cell office:value-type="float" office:value="-31.2">
            <text:p>-31,20</text:p>
          </table:table-cell>
          <table:table-cell table:style-name="ce2" table:formula="of:=([.D27]-[.D$24])/(39*5)" office:value-type="float" office:value="0.307692307692308">
            <text:p>0,308</text:p>
          </table:table-cell>
          <table:table-cell table:style-name="ce7" table:formula="of:=[.E27]-[.E$24]" office:value-type="float" office:value="9.6">
            <text:p>9,6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27]/(39*5)" office:value-type="float" office:value="0.00205128205128205">
            <text:p>0,002</text:p>
          </table:table-cell>
          <table:table-cell table:formula="of:=[.F27]*5/390" office:value-type="float" office:value="0.00394477317554241">
            <text:p>0,004</text:p>
          </table:table-cell>
          <table:table-cell table:formula="of:=SQRT([.J27]*[.J27]+[.K27]*[.K27])" office:value-type="float" office:value="0.00444623362638434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9.2">
            <text:p>59,2</text:p>
          </table:table-cell>
          <table:table-cell office:value-type="float" office:value="-29.3">
            <text:p>-29,30</text:p>
          </table:table-cell>
          <table:table-cell table:style-name="ce2" table:formula="of:=([.D28]-[.D$24])/(39*5)" office:value-type="float" office:value="0.299487179487179">
            <text:p>0,299</text:p>
          </table:table-cell>
          <table:table-cell table:style-name="ce7" table:formula="of:=[.E28]-[.E$24]" office:value-type="float" office:value="11.5">
            <text:p>11,5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28]/(39*5)" office:value-type="float" office:value="0.00205128205128205">
            <text:p>0,002</text:p>
          </table:table-cell>
          <table:table-cell table:formula="of:=[.F28]*5/390" office:value-type="float" office:value="0.00383957922419461">
            <text:p>0,004</text:p>
          </table:table-cell>
          <table:table-cell table:formula="of:=SQRT([.J28]*[.J28]+[.K28]*[.K28])" office:value-type="float" office:value="0.00435317432143244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8.4">
            <text:p>58,4</text:p>
          </table:table-cell>
          <table:table-cell office:value-type="float" office:value="-27.2">
            <text:p>-27,20</text:p>
          </table:table-cell>
          <table:table-cell table:style-name="ce2" table:formula="of:=([.D29]-[.D$24])/(39*5)" office:value-type="float" office:value="0.295384615384615">
            <text:p>0,295</text:p>
          </table:table-cell>
          <table:table-cell table:style-name="ce7" table:formula="of:=[.E29]-[.E$24]" office:value-type="float" office:value="13.6">
            <text:p>13,6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29]/(39*5)" office:value-type="float" office:value="0.00205128205128205">
            <text:p>0,002</text:p>
          </table:table-cell>
          <table:table-cell table:formula="of:=[.F29]*5/390" office:value-type="float" office:value="0.00378698224852071">
            <text:p>0,004</text:p>
          </table:table-cell>
          <table:table-cell table:formula="of:=SQRT([.J29]*[.J29]+[.K29]*[.K29])" office:value-type="float" office:value="0.00430685414247138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7.6">
            <text:p>57,6</text:p>
          </table:table-cell>
          <table:table-cell office:value-type="float" office:value="-26.4">
            <text:p>-26,40</text:p>
          </table:table-cell>
          <table:table-cell table:style-name="ce2" table:formula="of:=([.D30]-[.D$24])/(39*5)" office:value-type="float" office:value="0.291282051282051">
            <text:p>0,291</text:p>
          </table:table-cell>
          <table:table-cell table:style-name="ce7" table:formula="of:=[.E30]-[.E$24]" office:value-type="float" office:value="14.4">
            <text:p>14,4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0]/(39*5)" office:value-type="float" office:value="0.00205128205128205">
            <text:p>0,002</text:p>
          </table:table-cell>
          <table:table-cell table:formula="of:=[.F30]*5/390" office:value-type="float" office:value="0.00373438527284681">
            <text:p>0,004</text:p>
          </table:table-cell>
          <table:table-cell table:formula="of:=SQRT([.J30]*[.J30]+[.K30]*[.K30])" office:value-type="float" office:value="0.00426067968990478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6">
            <text:p>56,0</text:p>
          </table:table-cell>
          <table:table-cell office:value-type="float" office:value="-24.8">
            <text:p>-24,80</text:p>
          </table:table-cell>
          <table:table-cell table:style-name="ce2" table:formula="of:=([.D31]-[.D$24])/(39*5)" office:value-type="float" office:value="0.283076923076923">
            <text:p>0,283</text:p>
          </table:table-cell>
          <table:table-cell table:style-name="ce7" table:formula="of:=[.E31]-[.E$24]" office:value-type="float" office:value="16">
            <text:p>16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1]/(39*5)" office:value-type="float" office:value="0.00205128205128205">
            <text:p>0,002</text:p>
          </table:table-cell>
          <table:table-cell table:formula="of:=[.F31]*5/390" office:value-type="float" office:value="0.00362919132149901">
            <text:p>0,004</text:p>
          </table:table-cell>
          <table:table-cell table:formula="of:=SQRT([.J31]*[.J31]+[.K31]*[.K31])" office:value-type="float" office:value="0.00416878731790861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5.2">
            <text:p>55,2</text:p>
          </table:table-cell>
          <table:table-cell office:value-type="float" office:value="-23.2">
            <text:p>-23,20</text:p>
          </table:table-cell>
          <table:table-cell table:style-name="ce2" table:formula="of:=([.D32]-[.D$24])/(39*5)" office:value-type="float" office:value="0.278974358974359">
            <text:p>0,279</text:p>
          </table:table-cell>
          <table:table-cell table:style-name="ce7" table:formula="of:=[.E32]-[.E$24]" office:value-type="float" office:value="17.6">
            <text:p>17,6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2]/(39*5)" office:value-type="float" office:value="0.00205128205128205">
            <text:p>0,002</text:p>
          </table:table-cell>
          <table:table-cell table:formula="of:=[.F32]*5/390" office:value-type="float" office:value="0.00357659434582512">
            <text:p>0,004</text:p>
          </table:table-cell>
          <table:table-cell table:formula="of:=SQRT([.J32]*[.J32]+[.K32]*[.K32])" office:value-type="float" office:value="0.0041230795733893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4.4">
            <text:p>54,4</text:p>
          </table:table-cell>
          <table:table-cell office:value-type="float" office:value="-21.6">
            <text:p>-21,60</text:p>
          </table:table-cell>
          <table:table-cell table:style-name="ce2" table:formula="of:=([.D33]-[.D$24])/(39*5)" office:value-type="float" office:value="0.274871794871795">
            <text:p>0,275</text:p>
          </table:table-cell>
          <table:table-cell table:style-name="ce7" table:formula="of:=[.E33]-[.E$24]" office:value-type="float" office:value="19.2">
            <text:p>19,2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3]/(39*5)" office:value-type="float" office:value="0.00205128205128205">
            <text:p>0,002</text:p>
          </table:table-cell>
          <table:table-cell table:formula="of:=[.F33]*5/390" office:value-type="float" office:value="0.00352399737015122">
            <text:p>0,004</text:p>
          </table:table-cell>
          <table:table-cell table:formula="of:=SQRT([.J33]*[.J33]+[.K33]*[.K33])" office:value-type="float" office:value="0.00407753792364272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2.8">
            <text:p>52,8</text:p>
          </table:table-cell>
          <table:table-cell office:value-type="float" office:value="-20.4">
            <text:p>-20,40</text:p>
          </table:table-cell>
          <table:table-cell table:style-name="ce2" table:formula="of:=([.D34]-[.D$24])/(39*5)" office:value-type="float" office:value="0.266666666666667">
            <text:p>0,267</text:p>
          </table:table-cell>
          <table:table-cell table:style-name="ce7" table:formula="of:=[.E34]-[.E$24]" office:value-type="float" office:value="20.4">
            <text:p>20,4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4]/(39*5)" office:value-type="float" office:value="0.00205128205128205">
            <text:p>0,002</text:p>
          </table:table-cell>
          <table:table-cell table:formula="of:=[.F34]*5/390" office:value-type="float" office:value="0.00341880341880342">
            <text:p>0,003</text:p>
          </table:table-cell>
          <table:table-cell table:formula="of:=SQRT([.J34]*[.J34]+[.K34]*[.K34])" office:value-type="float" office:value="0.00398697565459508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2">
            <text:p>52,0</text:p>
          </table:table-cell>
          <table:table-cell office:value-type="float" office:value="-19.1">
            <text:p>-19,10</text:p>
          </table:table-cell>
          <table:table-cell table:style-name="ce2" table:formula="of:=([.D35]-[.D$24])/(39*5)" office:value-type="float" office:value="0.262564102564103">
            <text:p>0,263</text:p>
          </table:table-cell>
          <table:table-cell table:style-name="ce7" table:formula="of:=[.E35]-[.E$24]" office:value-type="float" office:value="21.7">
            <text:p>21,7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5]/(39*5)" office:value-type="float" office:value="0.00205128205128205">
            <text:p>0,002</text:p>
          </table:table-cell>
          <table:table-cell table:formula="of:=[.F35]*5/390" office:value-type="float" office:value="0.00336620644312952">
            <text:p>0,003</text:p>
          </table:table-cell>
          <table:table-cell table:formula="of:=SQRT([.J35]*[.J35]+[.K35]*[.K35])" office:value-type="float" office:value="0.00394196700540207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9.6">
            <text:p>49,6</text:p>
          </table:table-cell>
          <table:table-cell office:value-type="float" office:value="-15.7">
            <text:p>-15,70</text:p>
          </table:table-cell>
          <table:table-cell table:style-name="ce2" table:formula="of:=([.D36]-[.D$24])/(39*5)" office:value-type="float" office:value="0.25025641025641">
            <text:p>0,250</text:p>
          </table:table-cell>
          <table:table-cell table:style-name="ce7" table:formula="of:=[.E36]-[.E$24]" office:value-type="float" office:value="25.1">
            <text:p>25,1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6]/(39*5)" office:value-type="float" office:value="0.00205128205128205">
            <text:p>0,002</text:p>
          </table:table-cell>
          <table:table-cell table:formula="of:=[.F36]*5/390" office:value-type="float" office:value="0.00320841551610782">
            <text:p>0,003</text:p>
          </table:table-cell>
          <table:table-cell table:formula="of:=SQRT([.J36]*[.J36]+[.K36]*[.K36])" office:value-type="float" office:value="0.00380810821510016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8">
            <text:p>48,0</text:p>
          </table:table-cell>
          <table:table-cell office:value-type="float" office:value="-13.1">
            <text:p>-13,10</text:p>
          </table:table-cell>
          <table:table-cell table:style-name="ce2" table:formula="of:=([.D37]-[.D$24])/(39*5)" office:value-type="float" office:value="0.242051282051282">
            <text:p>0,242</text:p>
          </table:table-cell>
          <table:table-cell table:style-name="ce7" table:formula="of:=[.E37]-[.E$24]" office:value-type="float" office:value="27.7">
            <text:p>27,7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7]/(39*5)" office:value-type="float" office:value="0.00205128205128205">
            <text:p>0,002</text:p>
          </table:table-cell>
          <table:table-cell table:formula="of:=[.F37]*5/390" office:value-type="float" office:value="0.00310322156476003">
            <text:p>0,003</text:p>
          </table:table-cell>
          <table:table-cell table:formula="of:=SQRT([.J37]*[.J37]+[.K37]*[.K37])" office:value-type="float" office:value="0.00371991157608666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6.4">
            <text:p>46,4</text:p>
          </table:table-cell>
          <table:table-cell office:value-type="float" office:value="-11">
            <text:p>-11,00</text:p>
          </table:table-cell>
          <table:table-cell table:style-name="ce2" table:formula="of:=([.D38]-[.D$24])/(39*5)" office:value-type="float" office:value="0.233846153846154">
            <text:p>0,234</text:p>
          </table:table-cell>
          <table:table-cell table:style-name="ce7" table:formula="of:=[.E38]-[.E$24]" office:value-type="float" office:value="29.8">
            <text:p>29,8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8]/(39*5)" office:value-type="float" office:value="0.00205128205128205">
            <text:p>0,002</text:p>
          </table:table-cell>
          <table:table-cell table:formula="of:=[.F38]*5/390" office:value-type="float" office:value="0.00299802761341223">
            <text:p>0,003</text:p>
          </table:table-cell>
          <table:table-cell table:formula="of:=SQRT([.J38]*[.J38]+[.K38]*[.K38])" office:value-type="float" office:value="0.00363261993947813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4.8">
            <text:p>44,8</text:p>
          </table:table-cell>
          <table:table-cell office:value-type="float" office:value="-8.5">
            <text:p>-8,50</text:p>
          </table:table-cell>
          <table:table-cell table:style-name="ce2" table:formula="of:=([.D39]-[.D$24])/(39*5)" office:value-type="float" office:value="0.225641025641026">
            <text:p>0,226</text:p>
          </table:table-cell>
          <table:table-cell table:style-name="ce7" table:formula="of:=[.E39]-[.E$24]" office:value-type="float" office:value="32.3">
            <text:p>32,3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39]/(39*5)" office:value-type="float" office:value="0.00205128205128205">
            <text:p>0,002</text:p>
          </table:table-cell>
          <table:table-cell table:formula="of:=[.F39]*5/390" office:value-type="float" office:value="0.00289283366206443">
            <text:p>0,003</text:p>
          </table:table-cell>
          <table:table-cell table:formula="of:=SQRT([.J39]*[.J39]+[.K39]*[.K39])" office:value-type="float" office:value="0.00354630013539252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3.2">
            <text:p>43,2</text:p>
          </table:table-cell>
          <table:table-cell office:value-type="float" office:value="-6.3">
            <text:p>-6,30</text:p>
          </table:table-cell>
          <table:table-cell table:style-name="ce2" table:formula="of:=([.D40]-[.D$24])/(39*5)" office:value-type="float" office:value="0.217435897435897">
            <text:p>0,217</text:p>
          </table:table-cell>
          <table:table-cell table:style-name="ce7" table:formula="of:=[.E40]-[.E$24]" office:value-type="float" office:value="34.5">
            <text:p>34,5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0]/(39*5)" office:value-type="float" office:value="0.00205128205128205">
            <text:p>0,002</text:p>
          </table:table-cell>
          <table:table-cell table:formula="of:=[.F40]*5/390" office:value-type="float" office:value="0.00278763971071663">
            <text:p>0,003</text:p>
          </table:table-cell>
          <table:table-cell table:formula="of:=SQRT([.J40]*[.J40]+[.K40]*[.K40])" office:value-type="float" office:value="0.00346102487865606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1.6">
            <text:p>41,6</text:p>
          </table:table-cell>
          <table:table-cell office:value-type="float" office:value="-4.1">
            <text:p>-4,10</text:p>
          </table:table-cell>
          <table:table-cell table:style-name="ce2" table:formula="of:=([.D41]-[.D$24])/(39*5)" office:value-type="float" office:value="0.209230769230769">
            <text:p>0,209</text:p>
          </table:table-cell>
          <table:table-cell table:style-name="ce7" table:formula="of:=[.E41]-[.E$24]" office:value-type="float" office:value="36.7">
            <text:p>36,7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1]/(39*5)" office:value-type="float" office:value="0.00205128205128205">
            <text:p>0,002</text:p>
          </table:table-cell>
          <table:table-cell table:formula="of:=[.F41]*5/390" office:value-type="float" office:value="0.00268244575936884">
            <text:p>0,003</text:p>
          </table:table-cell>
          <table:table-cell table:formula="of:=SQRT([.J41]*[.J41]+[.K41]*[.K41])" office:value-type="float" office:value="0.00337687330320043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0">
            <text:p>40,0</text:p>
          </table:table-cell>
          <table:table-cell office:value-type="float" office:value="-2.1">
            <text:p>-2,10</text:p>
          </table:table-cell>
          <table:table-cell table:style-name="ce2" table:formula="of:=([.D42]-[.D$24])/(39*5)" office:value-type="float" office:value="0.201025641025641">
            <text:p>0,201</text:p>
          </table:table-cell>
          <table:table-cell table:style-name="ce7" table:formula="of:=[.E42]-[.E$24]" office:value-type="float" office:value="38.7">
            <text:p>38,7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2]/(39*5)" office:value-type="float" office:value="0.00205128205128205">
            <text:p>0,002</text:p>
          </table:table-cell>
          <table:table-cell table:formula="of:=[.F42]*5/390" office:value-type="float" office:value="0.00257725180802104">
            <text:p>0,003</text:p>
          </table:table-cell>
          <table:table-cell table:formula="of:=SQRT([.J42]*[.J42]+[.K42]*[.K42])" office:value-type="float" office:value="0.00329393153175041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8.4">
            <text:p>38,4</text:p>
          </table:table-cell>
          <table:table-cell office:value-type="float" office:value="1.3">
            <text:p>1,30</text:p>
          </table:table-cell>
          <table:table-cell table:style-name="ce2" table:formula="of:=([.D43]-[.D$24])/(39*5)" office:value-type="float" office:value="0.192820512820513">
            <text:p>0,193</text:p>
          </table:table-cell>
          <table:table-cell table:style-name="ce7" table:formula="of:=[.E43]-[.E$24]" office:value-type="float" office:value="42.1">
            <text:p>42,1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3]/(39*5)" office:value-type="float" office:value="0.00205128205128205">
            <text:p>0,002</text:p>
          </table:table-cell>
          <table:table-cell table:formula="of:=[.F43]*5/390" office:value-type="float" office:value="0.00247205785667324">
            <text:p>0,002</text:p>
          </table:table-cell>
          <table:table-cell table:formula="of:=SQRT([.J43]*[.J43]+[.K43]*[.K43])" office:value-type="float" office:value="0.0032122932774969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6.8">
            <text:p>36,8</text:p>
          </table:table-cell>
          <table:table-cell office:value-type="float" office:value="3.4">
            <text:p>3,40</text:p>
          </table:table-cell>
          <table:table-cell table:style-name="ce2" table:formula="of:=([.D44]-[.D$24])/(39*5)" office:value-type="float" office:value="0.184615384615385">
            <text:p>0,185</text:p>
          </table:table-cell>
          <table:table-cell table:style-name="ce7" table:formula="of:=[.E44]-[.E$24]" office:value-type="float" office:value="44.2">
            <text:p>44,2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4]/(39*5)" office:value-type="float" office:value="0.00205128205128205">
            <text:p>0,002</text:p>
          </table:table-cell>
          <table:table-cell table:formula="of:=[.F44]*5/390" office:value-type="float" office:value="0.00236686390532544">
            <text:p>0,002</text:p>
          </table:table-cell>
          <table:table-cell table:formula="of:=SQRT([.J44]*[.J44]+[.K44]*[.K44])" office:value-type="float" office:value="0.00313206047199672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6">
            <text:p>36,0</text:p>
          </table:table-cell>
          <table:table-cell office:value-type="float" office:value="4.8">
            <text:p>4,80</text:p>
          </table:table-cell>
          <table:table-cell table:style-name="ce2" table:formula="of:=([.D45]-[.D$24])/(39*5)" office:value-type="float" office:value="0.180512820512821">
            <text:p>0,181</text:p>
          </table:table-cell>
          <table:table-cell table:style-name="ce7" table:formula="of:=[.E45]-[.E$24]" office:value-type="float" office:value="45.6">
            <text:p>45,6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5]/(39*5)" office:value-type="float" office:value="0.00205128205128205">
            <text:p>0,002</text:p>
          </table:table-cell>
          <table:table-cell table:formula="of:=[.F45]*5/390" office:value-type="float" office:value="0.00231426692965155">
            <text:p>0,002</text:p>
          </table:table-cell>
          <table:table-cell table:formula="of:=SQRT([.J45]*[.J45]+[.K45]*[.K45])" office:value-type="float" office:value="0.00309250537195826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5.2">
            <text:p>35,2</text:p>
          </table:table-cell>
          <table:table-cell office:value-type="float" office:value="6.9">
            <text:p>6,90</text:p>
          </table:table-cell>
          <table:table-cell table:style-name="ce2" table:formula="of:=([.D46]-[.D$24])/(39*5)" office:value-type="float" office:value="0.176410256410256">
            <text:p>0,176</text:p>
          </table:table-cell>
          <table:table-cell table:style-name="ce7" table:formula="of:=[.E46]-[.E$24]" office:value-type="float" office:value="47.7">
            <text:p>47,7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6]/(39*5)" office:value-type="float" office:value="0.00205128205128205">
            <text:p>0,002</text:p>
          </table:table-cell>
          <table:table-cell table:formula="of:=[.F46]*5/390" office:value-type="float" office:value="0.00226166995397765">
            <text:p>0,002</text:p>
          </table:table-cell>
          <table:table-cell table:formula="of:=SQRT([.J46]*[.J46]+[.K46]*[.K46])" office:value-type="float" office:value="0.00305334391031164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3.6">
            <text:p>33,6</text:p>
          </table:table-cell>
          <table:table-cell office:value-type="float" office:value="8.7">
            <text:p>8,70</text:p>
          </table:table-cell>
          <table:table-cell table:style-name="ce2" table:formula="of:=([.D47]-[.D$24])/(39*5)" office:value-type="float" office:value="0.168205128205128">
            <text:p>0,168</text:p>
          </table:table-cell>
          <table:table-cell table:style-name="ce7" table:formula="of:=[.E47]-[.E$24]" office:value-type="float" office:value="49.5">
            <text:p>49,5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7]/(39*5)" office:value-type="float" office:value="0.00205128205128205">
            <text:p>0,002</text:p>
          </table:table-cell>
          <table:table-cell table:formula="of:=[.F47]*5/390" office:value-type="float" office:value="0.00215647600262985">
            <text:p>0,002</text:p>
          </table:table-cell>
          <table:table-cell table:formula="of:=SQRT([.J47]*[.J47]+[.K47]*[.K47])" office:value-type="float" office:value="0.00297626390023303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2.8">
            <text:p>32,8</text:p>
          </table:table-cell>
          <table:table-cell office:value-type="float" office:value="10.5">
            <text:p>10,50</text:p>
          </table:table-cell>
          <table:table-cell table:style-name="ce2" table:formula="of:=([.D48]-[.D$24])/(39*5)" office:value-type="float" office:value="0.164102564102564">
            <text:p>0,164</text:p>
          </table:table-cell>
          <table:table-cell table:style-name="ce7" table:formula="of:=[.E48]-[.E$24]" office:value-type="float" office:value="51.3">
            <text:p>51,3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8]/(39*5)" office:value-type="float" office:value="0.00205128205128205">
            <text:p>0,002</text:p>
          </table:table-cell>
          <table:table-cell table:formula="of:=[.F48]*5/390" office:value-type="float" office:value="0.00210387902695595">
            <text:p>0,002</text:p>
          </table:table-cell>
          <table:table-cell table:formula="of:=SQRT([.J48]*[.J48]+[.K48]*[.K48])" office:value-type="float" office:value="0.00293837795628422">
            <text:p>0,00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2">
            <text:p>32,0</text:p>
          </table:table-cell>
          <table:table-cell office:value-type="float" office:value="12">
            <text:p>12,00</text:p>
          </table:table-cell>
          <table:table-cell table:style-name="ce2" table:formula="of:=([.D49]-[.D$24])/(39*5)" office:value-type="float" office:value="0.16">
            <text:p>0,160</text:p>
          </table:table-cell>
          <table:table-cell table:style-name="ce7" table:formula="of:=[.E49]-[.E$24]" office:value-type="float" office:value="52.8">
            <text:p>52,8</text:p>
          </table:table-cell>
          <table:table-cell/>
          <table:table-cell table:style-name="ce7" office:value-type="float" office:value="0.4">
            <text:p>0,4</text:p>
          </table:table-cell>
          <table:table-cell table:style-name="ce2" table:formula="of:=[.I49]/(39*5)" office:value-type="float" office:value="0.00205128205128205">
            <text:p>0,002</text:p>
          </table:table-cell>
          <table:table-cell table:formula="of:=[.F49]*5/390" office:value-type="float" office:value="0.00205128205128205">
            <text:p>0,002</text:p>
          </table:table-cell>
          <table:table-cell table:formula="of:=SQRT([.J49]*[.J49]+[.K49]*[.K49])" office:value-type="float" office:value="0.00290095089717558">
            <text:p>0,003</text:p>
          </table:table-cell>
          <table:table-cell table:number-columns-repeated="2"/>
        </table:table-row>
        <table:table-row table:style-name="ro2">
          <table:table-cell office:value-type="float" office:value="615.5">
            <text:p>615,5</text:p>
          </table:table-cell>
          <table:table-cell office:value-type="float" office:value="9.7">
            <text:p>9,7</text:p>
          </table:table-cell>
          <table:table-cell office:value-type="float" office:value="12.2">
            <text:p>12,2</text:p>
          </table:table-cell>
          <table:table-cell table:style-name="ce5" office:value-type="float" office:value="-2.24">
            <text:p>-2,24</text:p>
          </table:table-cell>
          <table:table-cell office:value-type="float" office:value="-23.2">
            <text:p>-23,20</text:p>
          </table:table-cell>
          <table:table-cell table:style-name="ce2" table:formula="of:=([.D50]-[.D$50])/(39*5)" office:value-type="float" office:value="0">
            <text:p>0,000</text:p>
          </table:table-cell>
          <table:table-cell/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style-name="ce2" table:formula="of:=[.I50]/(39*5)" office:value-type="float" office:value="0.0041025641025641">
            <text:p>0,004</text:p>
          </table:table-cell>
          <table:table-cell table:formula="of:=[.F50]*5/390" office:value-type="float" office:value="0">
            <text:p>0,000</text:p>
          </table:table-cell>
          <table:table-cell table:formula="of:=SQRT([.J50]*[.J50]+[.K50]*[.K50])" office:value-type="float" office:value="0.0041025641025641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4.56">
            <text:p>4,56</text:p>
          </table:table-cell>
          <table:table-cell office:value-type="float" office:value="-18.4">
            <text:p>-18,40</text:p>
          </table:table-cell>
          <table:table-cell table:style-name="ce2" table:formula="of:=([.D51]-[.D$50])/(39*5)" office:value-type="float" office:value="0.0348717948717949">
            <text:p>0,035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1]/(39*5)" office:value-type="float" office:value="0.0041025641025641">
            <text:p>0,004</text:p>
          </table:table-cell>
          <table:table-cell table:formula="of:=[.F51]*5/390" office:value-type="float" office:value="0.000447074293228139">
            <text:p>0,000</text:p>
          </table:table-cell>
          <table:table-cell table:formula="of:=SQRT([.J51]*[.J51]+[.K51]*[.K51])" office:value-type="float" office:value="0.00412685202537152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3.04">
            <text:p>3,04</text:p>
          </table:table-cell>
          <table:table-cell office:value-type="float" office:value="-13.9">
            <text:p>-13,90</text:p>
          </table:table-cell>
          <table:table-cell table:style-name="ce2" table:formula="of:=([.D52]-[.D$50])/(39*5)" office:value-type="float" office:value="0.0270769230769231">
            <text:p>0,027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2]/(39*5)" office:value-type="float" office:value="0.0041025641025641">
            <text:p>0,004</text:p>
          </table:table-cell>
          <table:table-cell table:formula="of:=[.F52]*5/390" office:value-type="float" office:value="0.000347140039447732">
            <text:p>0,000</text:p>
          </table:table-cell>
          <table:table-cell table:formula="of:=SQRT([.J52]*[.J52]+[.K52]*[.K52])" office:value-type="float" office:value="0.00411722460191758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2.32">
            <text:p>2,32</text:p>
          </table:table-cell>
          <table:table-cell office:value-type="float" office:value="-10.7">
            <text:p>-10,70</text:p>
          </table:table-cell>
          <table:table-cell table:style-name="ce2" table:formula="of:=([.D53]-[.D$50])/(39*5)" office:value-type="float" office:value="0.0233846153846154">
            <text:p>0,023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3]/(39*5)" office:value-type="float" office:value="0.0041025641025641">
            <text:p>0,004</text:p>
          </table:table-cell>
          <table:table-cell table:formula="of:=[.F53]*5/390" office:value-type="float" office:value="0.000299802761341223">
            <text:p>0,000</text:p>
          </table:table-cell>
          <table:table-cell table:formula="of:=SQRT([.J53]*[.J53]+[.K53]*[.K53])" office:value-type="float" office:value="0.00411350384846732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1.52">
            <text:p>1,52</text:p>
          </table:table-cell>
          <table:table-cell office:value-type="float" office:value="-6.8">
            <text:p>-6,80</text:p>
          </table:table-cell>
          <table:table-cell table:style-name="ce2" table:formula="of:=([.D54]-[.D$50])/(39*5)" office:value-type="float" office:value="0.0192820512820513">
            <text:p>0,019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4]/(39*5)" office:value-type="float" office:value="0.0041025641025641">
            <text:p>0,004</text:p>
          </table:table-cell>
          <table:table-cell table:formula="of:=[.F54]*5/390" office:value-type="float" office:value="0.000247205785667324">
            <text:p>0,000</text:p>
          </table:table-cell>
          <table:table-cell table:formula="of:=SQRT([.J54]*[.J54]+[.K54]*[.K54])" office:value-type="float" office:value="0.00411000522093525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0">
            <text:p>0,00</text:p>
          </table:table-cell>
          <table:table-cell office:value-type="float" office:value="-0.1">
            <text:p>-0,10</text:p>
          </table:table-cell>
          <table:table-cell table:style-name="ce2" table:formula="of:=([.D55]-[.D$50])/(39*5)" office:value-type="float" office:value="0.0114871794871795">
            <text:p>0,011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5]/(39*5)" office:value-type="float" office:value="0.0041025641025641">
            <text:p>0,004</text:p>
          </table:table-cell>
          <table:table-cell table:formula="of:=[.F55]*5/390" office:value-type="float" office:value="0.000147271531886917">
            <text:p>0,000</text:p>
          </table:table-cell>
          <table:table-cell table:formula="of:=SQRT([.J55]*[.J55]+[.K55]*[.K55])" office:value-type="float" office:value="0.0041052065867325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-0.72">
            <text:p>-0,72</text:p>
          </table:table-cell>
          <table:table-cell office:value-type="float" office:value="7.8">
            <text:p>7,80</text:p>
          </table:table-cell>
          <table:table-cell table:style-name="ce2" table:formula="of:=([.D56]-[.D$50])/(39*5)" office:value-type="float" office:value="0.0077948717948718">
            <text:p>0,008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6]/(39*5)" office:value-type="float" office:value="0.0041025641025641">
            <text:p>0,004</text:p>
          </table:table-cell>
          <table:table-cell table:formula="of:=[.F56]*5/390" office:value-type="float" office:value="0.0000999342537804077">
            <text:p>0,000</text:p>
          </table:table-cell>
          <table:table-cell table:formula="of:=SQRT([.J56]*[.J56]+[.K56]*[.K56])" office:value-type="float" office:value="0.00410378107002874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-1.52">
            <text:p>-1,52</text:p>
          </table:table-cell>
          <table:table-cell office:value-type="float" office:value="14">
            <text:p>14,00</text:p>
          </table:table-cell>
          <table:table-cell table:style-name="ce2" table:formula="of:=([.D57]-[.D$50])/(39*5)" office:value-type="float" office:value="0.00369230769230769">
            <text:p>0,004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7]/(39*5)" office:value-type="float" office:value="0.0041025641025641">
            <text:p>0,004</text:p>
          </table:table-cell>
          <table:table-cell table:formula="of:=[.F57]*5/390" office:value-type="float" office:value="0.0000473372781065089">
            <text:p>0,000</text:p>
          </table:table-cell>
          <table:table-cell table:formula="of:=SQRT([.J57]*[.J57]+[.K57]*[.K57])" office:value-type="float" office:value="0.00410283719315624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-2.24">
            <text:p>-2,24</text:p>
          </table:table-cell>
          <table:table-cell office:value-type="float" office:value="20.3">
            <text:p>20,30</text:p>
          </table:table-cell>
          <table:table-cell table:style-name="ce2" table:formula="of:=([.D58]-[.D$50])/(39*5)" office:value-type="float" office:value="0">
            <text:p>0,000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8]/(39*5)" office:value-type="float" office:value="0.0041025641025641">
            <text:p>0,004</text:p>
          </table:table-cell>
          <table:table-cell table:formula="of:=[.F58]*5/390" office:value-type="float" office:value="0">
            <text:p>0,000</text:p>
          </table:table-cell>
          <table:table-cell table:formula="of:=SQRT([.J58]*[.J58]+[.K58]*[.K58])" office:value-type="float" office:value="0.0041025641025641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-3.76">
            <text:p>-3,76</text:p>
          </table:table-cell>
          <table:table-cell office:value-type="float" office:value="33.2">
            <text:p>33,20</text:p>
          </table:table-cell>
          <table:table-cell table:style-name="ce2" table:formula="of:=([.D59]-[.D$50])/(39*5)" office:value-type="float" office:value="-0.00779487179487179">
            <text:p>-0,008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59]/(39*5)" office:value-type="float" office:value="0.0041025641025641">
            <text:p>0,004</text:p>
          </table:table-cell>
          <table:table-cell table:formula="of:=[.F59]*5/390" office:value-type="float" office:value="-0.0000999342537804076">
            <text:p>0,000</text:p>
          </table:table-cell>
          <table:table-cell table:formula="of:=SQRT([.J59]*[.J59]+[.K59]*[.K59])" office:value-type="float" office:value="0.00410378107002874">
            <text:p>0,004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float" office:value="-5.28">
            <text:p>-5,28</text:p>
          </table:table-cell>
          <table:table-cell office:value-type="float" office:value="47.9">
            <text:p>47,90</text:p>
          </table:table-cell>
          <table:table-cell table:style-name="ce2" table:formula="of:=([.D60]-[.D$50])/(39*5)" office:value-type="float" office:value="-0.0155897435897436">
            <text:p>-0,016</text:p>
          </table:table-cell>
          <table:table-cell table:number-columns-repeated="2"/>
          <table:table-cell office:value-type="float" office:value="0.8">
            <text:p>0,8</text:p>
          </table:table-cell>
          <table:table-cell table:style-name="ce2" table:formula="of:=[.I60]/(39*5)" office:value-type="float" office:value="0.0041025641025641">
            <text:p>0,004</text:p>
          </table:table-cell>
          <table:table-cell table:formula="of:=[.F60]*5/390" office:value-type="float" office:value="-0.000199868507560815">
            <text:p>0,000</text:p>
          </table:table-cell>
          <table:table-cell table:formula="of:=SQRT([.J60]*[.J60]+[.K60]*[.K60])" office:value-type="float" office:value="0.00410742980901222">
            <text:p>0,004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/>
          <table:table-cell table:style-name="ce5"/>
          <table:table-cell table:number-columns-repeated="10"/>
        </table:table-row>
        <table:table-row table:style-name="ro2" table:number-rows-repeated="3">
          <table:table-cell table:number-columns-repeated="3"/>
          <table:table-cell table:style-name="ce5"/>
          <table:table-cell table:number-columns-repeated="10"/>
        </table:table-row>
        <table:table-row table:style-name="ro2" table:number-rows-repeated="104851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Лист3" table:style-name="ta1" table:print-ranges="Лист3.B4:Лист3.K23">
        <table:table-column table:style-name="co1" table:default-cell-style-name="Default"/>
        <table:table-column table:style-name="co1" table:default-cell-style-name="ce15"/>
        <table:table-column table:style-name="co1" table:default-cell-style-name="ce17"/>
        <table:table-column table:style-name="co1" table:number-columns-repeated="2" table:default-cell-style-name="ce19"/>
        <table:table-column table:style-name="co1" table:default-cell-style-name="Default"/>
        <table:table-column table:style-name="co1" table:default-cell-style-name="ce15"/>
        <table:table-column table:style-name="co3" table:default-cell-style-name="Default"/>
        <table:table-column table:style-name="co1" table:number-columns-repeated="5" table:default-cell-style-name="Default"/>
        <table:table-row table:style-name="ro2" table:number-rows-repeated="3">
          <table:table-cell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2" table:number-rows-spanned="1">
            <text:p>L_0 =(9,8 ± 0,05) см</text:p>
          </table:table-cell>
          <table:covered-table-cell table:style-name="Default"/>
          <table:table-cell table:style-name="ce1"/>
          <table:table-cell table:style-name="ce3"/>
          <table:table-cell/>
          <table:table-cell table:style-name="Default"/>
          <table:table-cell table:style-name="ce5"/>
          <table:table-cell table:style-name="ce1"/>
          <table:table-cell table:style-name="ce5"/>
          <table:table-cell table:style-name="ce1"/>
          <table:table-cell/>
          <table:table-cell table:style-name="ce3"/>
        </table:table-row>
        <table:table-row table:style-name="ro2">
          <table:table-cell/>
          <table:table-cell table:style-name="Default" table:number-columns-repeated="2"/>
          <table:table-cell table:style-name="ce1"/>
          <table:table-cell table:style-name="Default"/>
          <table:table-cell/>
          <table:table-cell table:style-name="Default"/>
          <table:table-cell table:style-name="ce5"/>
          <table:table-cell table:style-name="ce1"/>
          <table:table-cell table:style-name="ce5"/>
          <table:table-cell table:style-name="ce1"/>
          <table:table-cell/>
          <table:table-cell table:style-name="ce3"/>
        </table:table-row>
        <table:table-row table:style-name="ro3">
          <table:table-cell/>
          <table:table-cell table:style-name="ce14" office:value-type="string">
            <text:p>М</text:p>
          </table:table-cell>
          <table:table-cell table:style-name="ce16" office:value-type="string">
            <text:p>погр. М</text:p>
          </table:table-cell>
          <table:table-cell table:style-name="ce18" office:value-type="string">
            <text:p>F</text:p>
          </table:table-cell>
          <table:table-cell table:style-name="ce20" office:value-type="string">
            <text:p>погр. <text:s/>F</text:p>
          </table:table-cell>
          <table:table-cell table:style-name="ce20" office:value-type="string">
            <text:p>l</text:p>
          </table:table-cell>
          <table:table-cell table:style-name="ce14" office:value-type="string">
            <text:p>погр. l</text:p>
          </table:table-cell>
          <table:table-cell table:style-name="ce14"/>
          <table:table-cell table:style-name="ce14" office:value-type="string">
            <text:p>погр. <text:s/></text:p>
          </table:table-cell>
          <table:table-cell table:style-name="ce16"/>
          <table:table-cell table:style-name="ce18" office:value-type="string">
            <text:p>погр. <text:s text:c="9"/></text:p>
          </table:table-cell>
          <table:table-cell/>
          <table:table-cell table:style-name="ce3"/>
        </table:table-row>
        <table:table-row table:style-name="ro3">
          <table:table-cell/>
          <table:table-cell table:style-name="ce14" office:value-type="string">
            <text:p>г</text:p>
          </table:table-cell>
          <table:table-cell table:style-name="ce16" office:value-type="string">
            <text:p>г</text:p>
          </table:table-cell>
          <table:table-cell table:style-name="ce18" office:value-type="string">
            <text:p>Н</text:p>
          </table:table-cell>
          <table:table-cell table:style-name="ce20" office:value-type="string">
            <text:p>мН</text:p>
          </table:table-cell>
          <table:table-cell table:style-name="ce20" office:value-type="string">
            <text:p>см</text:p>
          </table:table-cell>
          <table:table-cell table:style-name="ce14" office:value-type="string">
            <text:p>см</text:p>
          </table:table-cell>
          <table:table-cell table:style-name="ce14" office:value-type="string" table:number-columns-spanned="4" table:number-rows-spanned="1">
            <text:p>безразмерные величины</text:p>
          </table:table-cell>
          <table:covered-table-cell table:style-name="ce18"/>
          <table:covered-table-cell table:style-name="ce16"/>
          <table:covered-table-cell table:style-name="ce18"/>
          <table:table-cell/>
          <table:table-cell table:style-name="ce3"/>
        </table:table-row>
        <table:table-row table:style-name="ro2">
          <table:table-cell/>
          <table:table-cell office:value-type="float" office:value="1432">
            <text:p>1432</text:p>
          </table:table-cell>
          <table:table-cell office:value-type="float" office:value="0.13228756555323">
            <text:p>0,13</text:p>
          </table:table-cell>
          <table:table-cell office:value-type="float" office:value="14.04792">
            <text:p>14,048</text:p>
          </table:table-cell>
          <table:table-cell office:value-type="float" office:value="0.01404792">
            <text:p>0,014</text:p>
          </table:table-cell>
          <table:table-cell table:style-name="ce21" office:value-type="float" office:value="19.2">
            <text:p>19,2</text:p>
          </table:table-cell>
          <table:table-cell office:value-type="float" office:value="0.05">
            <text:p>0,05</text:p>
          </table:table-cell>
          <table:table-cell table:style-name="ce19" office:value-type="float" office:value="1.95918367346939">
            <text:p>1,959</text:p>
          </table:table-cell>
          <table:table-cell table:style-name="ce19" office:value-type="float" office:value="0.0112226351278361">
            <text:p>0,011</text:p>
          </table:table-cell>
          <table:table-cell table:style-name="ce19" office:value-type="float" office:value="1.69865849985828">
            <text:p>1,699</text:p>
          </table:table-cell>
          <table:table-cell table:style-name="ce19" office:value-type="float" office:value="0.0116127481561496">
            <text:p>0,012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1360.6">
            <text:p>1360,6</text:p>
          </table:table-cell>
          <table:table-cell office:value-type="float" office:value="0.122474487139159">
            <text:p>0,12</text:p>
          </table:table-cell>
          <table:table-cell office:value-type="float" office:value="13.347486">
            <text:p>13,347</text:p>
          </table:table-cell>
          <table:table-cell office:value-type="float" office:value="0.013347486">
            <text:p>0,013</text:p>
          </table:table-cell>
          <table:table-cell table:style-name="ce21" office:value-type="float" office:value="18.9">
            <text:p>18,9</text:p>
          </table:table-cell>
          <table:table-cell office:value-type="float" office:value="0.05">
            <text:p>0,05</text:p>
          </table:table-cell>
          <table:table-cell table:style-name="ce19" office:value-type="float" office:value="1.92857142857143">
            <text:p>1,929</text:p>
          </table:table-cell>
          <table:table-cell table:style-name="ce19" office:value-type="float" office:value="0.0110837509662868">
            <text:p>0,011</text:p>
          </table:table-cell>
          <table:table-cell table:style-name="ce19" office:value-type="float" office:value="1.65970997452479">
            <text:p>1,660</text:p>
          </table:table-cell>
          <table:table-cell table:style-name="ce19" office:value-type="float" office:value="0.0115065147725975">
            <text:p>0,012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1196.6">
            <text:p>1196,6</text:p>
          </table:table-cell>
          <table:table-cell office:value-type="float" office:value="0.11180339887499">
            <text:p>0,11</text:p>
          </table:table-cell>
          <table:table-cell office:value-type="float" office:value="11.738646">
            <text:p>11,739</text:p>
          </table:table-cell>
          <table:table-cell office:value-type="float" office:value="0.011738646">
            <text:p>0,012</text:p>
          </table:table-cell>
          <table:table-cell table:style-name="ce21" office:value-type="float" office:value="17.8">
            <text:p>17,8</text:p>
          </table:table-cell>
          <table:table-cell office:value-type="float" office:value="0.05">
            <text:p>0,05</text:p>
          </table:table-cell>
          <table:table-cell table:style-name="ce19" office:value-type="float" office:value="1.81632653061225">
            <text:p>1,816</text:p>
          </table:table-cell>
          <table:table-cell table:style-name="ce19" office:value-type="float" office:value="0.0105786384899115">
            <text:p>0,011</text:p>
          </table:table-cell>
          <table:table-cell table:style-name="ce19" office:value-type="float" office:value="1.51320823746744">
            <text:p>1,513</text:p>
          </table:table-cell>
          <table:table-cell table:style-name="ce19" office:value-type="float" office:value="0.0111523280419709">
            <text:p>0,011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1019.1">
            <text:p>1019,1</text:p>
          </table:table-cell>
          <table:table-cell office:value-type="float" office:value="0.1">
            <text:p>0,10</text:p>
          </table:table-cell>
          <table:table-cell office:value-type="float" office:value="9.997371">
            <text:p>9,997</text:p>
          </table:table-cell>
          <table:table-cell office:value-type="float" office:value="0.009997371">
            <text:p>0,010</text:p>
          </table:table-cell>
          <table:table-cell table:style-name="ce21" office:value-type="float" office:value="16.5">
            <text:p>16,5</text:p>
          </table:table-cell>
          <table:table-cell office:value-type="float" office:value="0.05">
            <text:p>0,05</text:p>
          </table:table-cell>
          <table:table-cell table:style-name="ce19" office:value-type="float" office:value="1.68367346938776">
            <text:p>1,684</text:p>
          </table:table-cell>
          <table:table-cell table:style-name="ce19" office:value-type="float" office:value="0.00999108874021824">
            <text:p>0,010</text:p>
          </table:table-cell>
          <table:table-cell table:style-name="ce19" office:value-type="float" office:value="1.33090946571466">
            <text:p>1,331</text:p>
          </table:table-cell>
          <table:table-cell table:style-name="ce19" office:value-type="float" office:value="0.0108328250390807">
            <text:p>0,011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818.9">
            <text:p>818,9</text:p>
          </table:table-cell>
          <table:table-cell office:value-type="float" office:value="0.0866025403784439">
            <text:p>0,09</text:p>
          </table:table-cell>
          <table:table-cell office:value-type="float" office:value="8.033409">
            <text:p>8,033</text:p>
          </table:table-cell>
          <table:table-cell office:value-type="float" office:value="0.008033409">
            <text:p>0,008</text:p>
          </table:table-cell>
          <table:table-cell table:style-name="ce21" office:value-type="float" office:value="14.6">
            <text:p>14,6</text:p>
          </table:table-cell>
          <table:table-cell office:value-type="float" office:value="0.05">
            <text:p>0,05</text:p>
          </table:table-cell>
          <table:table-cell table:style-name="ce19" office:value-type="float" office:value="1.48979591836735">
            <text:p>1,490</text:p>
          </table:table-cell>
          <table:table-cell table:style-name="ce19" office:value-type="float" office:value="0.00915456253241702">
            <text:p>0,009</text:p>
          </table:table-cell>
          <table:table-cell table:style-name="ce19" office:value-type="float" office:value="1.03924234358784">
            <text:p>1,039</text:p>
          </table:table-cell>
          <table:table-cell table:style-name="ce19" office:value-type="float" office:value="0.0106988869123485">
            <text:p>0,011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615.5">
            <text:p>615,5</text:p>
          </table:table-cell>
          <table:table-cell office:value-type="float" office:value="0.0707106781186548">
            <text:p>0,07</text:p>
          </table:table-cell>
          <table:table-cell office:value-type="float" office:value="6.038055">
            <text:p>6,038</text:p>
          </table:table-cell>
          <table:table-cell office:value-type="float" office:value="0.006038055">
            <text:p>0,006</text:p>
          </table:table-cell>
          <table:table-cell table:style-name="ce21" office:value-type="float" office:value="13">
            <text:p>13,0</text:p>
          </table:table-cell>
          <table:table-cell office:value-type="float" office:value="0.05">
            <text:p>0,05</text:p>
          </table:table-cell>
          <table:table-cell table:style-name="ce19" office:value-type="float" office:value="1.3265306122449">
            <text:p>1,327</text:p>
          </table:table-cell>
          <table:table-cell table:style-name="ce19" office:value-type="float" office:value="0.00847566073509734">
            <text:p>0,008</text:p>
          </table:table-cell>
          <table:table-cell table:style-name="ce19" office:value-type="float" office:value="0.758246588576259">
            <text:p>0,758</text:p>
          </table:table-cell>
          <table:table-cell table:style-name="ce19" office:value-type="float" office:value="0.0111611994222377">
            <text:p>0,011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float" office:value="0.05">
            <text:p>0,05</text:p>
          </table:table-cell>
          <table:table-cell office:value-type="float" office:value="1.3734">
            <text:p>1,373</text:p>
          </table:table-cell>
          <table:table-cell office:value-type="float" office:value="0.0013734">
            <text:p>0,001</text:p>
          </table:table-cell>
          <table:table-cell table:style-name="ce21" office:value-type="float" office:value="10.2">
            <text:p>10,2</text:p>
          </table:table-cell>
          <table:table-cell office:value-type="float" office:value="0.05">
            <text:p>0,05</text:p>
          </table:table-cell>
          <table:table-cell table:style-name="ce19" office:value-type="float" office:value="1.04081632653061">
            <text:p>1,041</text:p>
          </table:table-cell>
          <table:table-cell table:style-name="ce19" office:value-type="float" office:value="0.00736410025409701">
            <text:p>0,007</text:p>
          </table:table-cell>
          <table:table-cell table:style-name="ce19" office:value-type="float" office:value="0.117709829029651">
            <text:p>0,118</text:p>
          </table:table-cell>
          <table:table-cell table:style-name="ce19" office:value-type="float" office:value="0.0149953239464825">
            <text:p>0,015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">
            <text:p>0,00</text:p>
          </table:table-cell>
          <table:table-cell table:number-columns-repeated="2" office:value-type="float" office:value="0">
            <text:p>0,000</text:p>
          </table:table-cell>
          <table:table-cell table:style-name="ce21" office:value-type="float" office:value="9.8">
            <text:p>9,8</text:p>
          </table:table-cell>
          <table:table-cell office:value-type="float" office:value="0.05">
            <text:p>0,05</text:p>
          </table:table-cell>
          <table:table-cell table:style-name="ce19" office:value-type="float" office:value="1">
            <text:p>1,000</text:p>
          </table:table-cell>
          <table:table-cell table:style-name="ce19" office:value-type="float" office:value="0.00721537531823008">
            <text:p>0,007</text:p>
          </table:table-cell>
          <table:table-cell table:style-name="ce19" office:value-type="float" office:value="0">
            <text:p>0,000</text:p>
          </table:table-cell>
          <table:table-cell table:style-name="ce19" office:value-type="float" office:value="0.0161340696947366">
            <text:p>0,016</text:p>
          </table:table-cell>
          <table:table-cell/>
          <table:table-cell table:style-name="ce1"/>
        </table:table-row>
        <table:table-row table:style-name="ro2" table:number-rows-repeated="3">
          <table:table-cell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7"/>
          <table:table-cell table:style-name="ce14" office:value-type="string">
            <text:p>L_0</text:p>
          </table:table-cell>
          <table:table-cell table:style-name="ce14" office:value-type="string">
            <text:p>L_1</text:p>
          </table:table-cell>
          <table:table-cell table:style-name="ce14" office:value-type="string">
            <text:p>погр. L</text:p>
          </table:table-cell>
          <table:table-cell table:style-name="ce14" office:value-type="string">
            <text:p>погр. U</text:p>
          </table:table-cell>
          <table:table-cell table:style-name="ce14" office:value-type="string">
            <text:p>погр. t 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7"/>
          <table:table-cell table:number-columns-repeated="3" table:style-name="ce15" office:value-type="string">
            <text:p>см</text:p>
          </table:table-cell>
          <table:table-cell table:style-name="ce15" office:value-type="string">
            <text:p>мВ</text:p>
          </table:table-cell>
          <table:table-cell office:value-type="string">
            <text:p>сек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14" office:value-type="string">
            <text:p>Эксп. 1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0.05">
            <text:p>0,05</text:p>
          </table:table-cell>
          <table:table-cell table:style-name="ce15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2"/>
          <table:table-cell table:number-columns-repeated="2"/>
          <table:table-cell table:number-columns-repeated="2"/>
        </table:table-row>
        <table:table-row table:style-name="ro2">
          <table:table-cell/>
          <table:table-cell table:style-name="ce14" office:value-type="string">
            <text:p>Эксп. 2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16.2">
            <text:p>16,2</text:p>
          </table:table-cell>
          <table:table-cell table:style-name="ce15" office:value-type="float" office:value="0.05">
            <text:p>0,05</text:p>
          </table:table-cell>
          <table:table-cell table:style-name="ce15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2"/>
          <table:table-cell table:number-columns-repeated="4"/>
        </table:table-row>
        <table:table-row table:style-name="ro2">
          <table:table-cell/>
          <table:table-cell table:style-name="ce14" office:value-type="string">
            <text:p>Эксп. 3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17.2">
            <text:p>17,2</text:p>
          </table:table-cell>
          <table:table-cell table:style-name="ce15" office:value-type="float" office:value="0.05">
            <text:p>0,05</text:p>
          </table:table-cell>
          <table:table-cell table:style-name="ce15" office:value-type="float" office:value="0.4">
            <text:p>0,4</text:p>
          </table:table-cell>
          <table:table-cell office:value-type="float" office:value="0.1">
            <text:p>0,1</text:p>
          </table:table-cell>
          <table:table-cell/>
          <table:table-cell table:style-name="ce2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5.04.2018</text:date>, <text:time>03:52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ем Петров</meta:initial-creator>
    <meta:creation-date>2018-04-18T14:13:39.35</meta:creation-date>
    <dc:date>2018-04-25T03:52:08.73</dc:date>
    <dc:creator>Артем Петров</dc:creator>
    <meta:editing-duration>P6DT13H38M24S</meta:editing-duration>
    <meta:editing-cycles>12</meta:editing-cycles>
    <meta:generator>OpenOffice/4.1.5$Win32 OpenOffice.org_project/415m1$Build-9789</meta:generator>
    <meta:document-statistic meta:table-count="3" meta:cell-count="719" meta:object-count="0"/>
  </office:meta>
</office:document-meta>
</file>